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FFDDA15EC034070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16cm" fo:min-width="1.839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66cm" fo:min-width="1.839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6cm"/>
    </style:style>
    <style:style style:name="gr2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22cm" fo:min-width="1.198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198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98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85cm" fo:min-width="9.402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4cm" fo:min-width="1.064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083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204cm" fo:min-width="12.971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5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5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32cm" fo:padding-top="0.142cm" fo:padding-bottom="0.142cm" fo:padding-left="0.267cm" fo:padding-right="0.267cm"/>
    </style:style>
    <style:style style:name="gr6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6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6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1.8cm" svg:y="0.85cm">
          <draw:image xlink:href="Pictures/1000000000002492000019DFFFDDA15EC034070C.jpg" xlink:type="simple" xlink:show="embed" xlink:actuate="onLoad">
            <text:p/>
          </draw:image>
        </draw:frame>
        <draw:g>
          <draw:line draw:style-name="gr2" draw:text-style-name="P1" draw:layer="Walls" svg:x1="29.633cm" svg:y1="27.918cm" svg:x2="29.633cm" svg:y2="23.344cm">
            <text:p/>
          </draw:line>
          <draw:line draw:style-name="gr2" draw:text-style-name="P1" draw:layer="Walls" svg:x1="30.01cm" svg:y1="23.344cm" svg:x2="29.2cm" svg:y2="23.344cm">
            <text:p/>
          </draw:line>
          <draw:line draw:style-name="gr2" draw:text-style-name="P1" draw:layer="Walls" svg:x1="40.45cm" svg:y1="27.918cm" svg:x2="29.2cm" svg:y2="27.918cm">
            <text:p/>
          </draw:line>
          <draw:line draw:style-name="gr2" draw:text-style-name="P1" draw:layer="Walls" svg:x1="31.238cm" svg:y1="23.344cm" svg:x2="31.238cm" svg:y2="25.111cm">
            <text:p/>
          </draw:line>
          <draw:line draw:style-name="gr2" draw:text-style-name="P1" draw:layer="Walls" svg:x1="40.45cm" svg:y1="23.344cm" svg:x2="30.625cm" svg:y2="23.344cm">
            <text:p/>
          </draw:line>
          <draw:line draw:style-name="gr2" draw:text-style-name="P1" draw:layer="Walls" svg:x1="30.625cm" svg:y1="24.176cm" svg:x2="30.625cm" svg:y2="23.344cm">
            <text:p/>
          </draw:line>
          <draw:line draw:style-name="gr2" draw:text-style-name="P1" draw:layer="Walls" svg:x1="30.011cm" svg:y1="25.111cm" svg:x2="29.633cm" svg:y2="25.111cm">
            <text:p/>
          </draw:line>
          <draw:line draw:style-name="gr2" draw:text-style-name="P1" draw:layer="Walls" svg:x1="30.011cm" svg:y1="23.863cm" svg:x2="29.633cm" svg:y2="23.863cm">
            <text:p/>
          </draw:line>
          <draw:line draw:style-name="gr2" draw:text-style-name="P1" draw:layer="Walls" svg:x1="31.239cm" svg:y1="24.176cm" svg:x2="30.625cm" svg:y2="24.176cm">
            <text:p/>
          </draw:line>
          <draw:line draw:style-name="gr2" draw:text-style-name="P1" draw:layer="Walls" svg:x1="30.86cm" svg:y1="25.111cm" svg:x2="30.86cm" svg:y2="27.138cm">
            <text:p/>
          </draw:line>
          <draw:line draw:style-name="gr2" draw:text-style-name="P1" draw:layer="Walls" svg:x1="30.861cm" svg:y1="25.787cm" svg:x2="29.633cm" svg:y2="25.787cm">
            <text:p/>
          </draw:line>
          <draw:line draw:style-name="gr2" draw:text-style-name="P1" draw:layer="Walls" svg:x1="30.861cm" svg:y1="27.138cm" svg:x2="29.633cm" svg:y2="27.138cm">
            <text:p/>
          </draw:line>
          <draw:line draw:style-name="gr2" draw:text-style-name="P1" draw:layer="Walls" svg:x1="31.049cm" svg:y1="26.358cm" svg:x2="30.86cm" svg:y2="26.358cm">
            <text:p/>
          </draw:line>
          <draw:line draw:style-name="gr2" draw:text-style-name="P1" draw:layer="Walls" svg:x1="32.277cm" svg:y1="27.138cm" svg:x2="31.049cm" svg:y2="27.138cm">
            <text:p/>
          </draw:line>
          <draw:line draw:style-name="gr2" draw:text-style-name="P1" draw:layer="Walls" svg:x1="31.049cm" svg:y1="26.358cm" svg:x2="31.049cm" svg:y2="27.138cm">
            <text:p/>
          </draw:line>
          <draw:line draw:style-name="gr2" draw:text-style-name="P1" draw:layer="Walls" svg:x1="38.372cm" svg:y1="27.294cm" svg:x2="29.633cm" svg:y2="27.294cm">
            <text:p/>
          </draw:line>
          <draw:line draw:style-name="gr2" draw:text-style-name="P1" draw:layer="Walls" svg:x1="29.916cm" svg:y1="27.294cm" svg:x2="29.916cm" svg:y2="27.918cm">
            <text:p/>
          </draw:line>
          <draw:line draw:style-name="gr2" draw:text-style-name="P1" draw:layer="Walls" svg:x1="32.419cm" svg:y1="27.294cm" svg:x2="32.419cm" svg:y2="27.918cm">
            <text:p/>
          </draw:line>
          <draw:line draw:style-name="gr2" draw:text-style-name="P1" draw:layer="Walls" svg:x1="31.427cm" svg:y1="25.111cm" svg:x2="31.427cm" svg:y2="25.735cm">
            <text:p/>
          </draw:line>
          <draw:line draw:style-name="gr2" draw:text-style-name="P1" draw:layer="Walls" svg:x1="38.371cm" svg:y1="27.918cm" svg:x2="38.371cm" svg:y2="23.344cm">
            <text:p/>
          </draw:line>
          <draw:line draw:style-name="gr2" draw:text-style-name="P1" draw:layer="Walls" svg:x1="34.687cm" svg:y1="25.111cm" svg:x2="34.687cm" svg:y2="27.918cm">
            <text:p/>
          </draw:line>
          <draw:line draw:style-name="gr2" draw:text-style-name="P1" draw:layer="Walls" svg:x1="37.001cm" svg:y1="26.358cm" svg:x2="37.001cm" svg:y2="27.294cm">
            <text:p/>
          </draw:line>
          <draw:line draw:style-name="gr2" draw:text-style-name="P1" draw:layer="Walls" svg:x1="35.112cm" svg:y1="27.294cm" svg:x2="35.112cm" svg:y2="27.918cm">
            <text:p/>
          </draw:line>
          <draw:line draw:style-name="gr2" draw:text-style-name="P1" draw:layer="Walls" svg:x1="36.671cm" svg:y1="27.294cm" svg:x2="36.671cm" svg:y2="27.918cm">
            <text:p/>
          </draw:line>
          <draw:line draw:style-name="gr2" draw:text-style-name="P1" draw:layer="Walls" svg:x1="38.371cm" svg:y1="25.735cm" svg:x2="37.19cm" svg:y2="25.735cm">
            <text:p/>
          </draw:line>
          <draw:line draw:style-name="gr2" draw:text-style-name="P1" draw:layer="Walls" svg:x1="37.189cm" svg:y1="25.111cm" svg:x2="30.86cm" svg:y2="25.111cm">
            <text:p/>
          </draw:line>
          <draw:line draw:style-name="gr2" draw:text-style-name="P1" draw:layer="Walls" svg:x1="37.19cm" svg:y1="25.111cm" svg:x2="37.19cm" svg:y2="25.735cm">
            <text:p/>
          </draw:line>
          <draw:line draw:style-name="gr2" draw:text-style-name="P1" draw:layer="Walls" svg:x1="37.002cm" svg:y1="27.138cm" svg:x2="34.687cm" svg:y2="27.138cm">
            <text:p/>
          </draw:line>
          <draw:line draw:style-name="gr2" draw:text-style-name="P1" draw:layer="Walls" svg:x1="36.34cm" svg:y1="25.319cm" svg:x2="35.159cm" svg:y2="25.319cm">
            <text:p/>
          </draw:line>
          <draw:line draw:style-name="gr2" draw:text-style-name="P1" draw:layer="Walls" svg:x1="35.159cm" svg:y1="25.838cm" svg:x2="35.159cm" svg:y2="25.111cm">
            <text:p/>
          </draw:line>
          <draw:line draw:style-name="gr2" draw:text-style-name="P1" draw:layer="Walls" svg:x1="34.167cm" svg:y1="25.111cm" svg:x2="34.167cm" svg:y2="25.838cm">
            <text:p/>
          </draw:line>
          <draw:line draw:style-name="gr2" draw:text-style-name="P1" draw:layer="Walls" svg:x1="35.159cm" svg:y1="25.839cm" svg:x2="34.167cm" svg:y2="25.839cm">
            <text:p/>
          </draw:line>
          <draw:line draw:style-name="gr2" draw:text-style-name="P1" draw:layer="Walls" svg:x1="36.34cm" svg:y1="25.735cm" svg:x2="36.34cm" svg:y2="25.111cm">
            <text:p/>
          </draw:line>
          <draw:line draw:style-name="gr2" draw:text-style-name="P1" draw:layer="Walls" svg:x1="36.529cm" svg:y1="25.735cm" svg:x2="36.529cm" svg:y2="25.111cm">
            <text:p/>
          </draw:line>
          <draw:line draw:style-name="gr2" draw:text-style-name="P1" draw:layer="Walls" svg:x1="36.529cm" svg:y1="25.735cm" svg:x2="36.34cm" svg:y2="25.735cm">
            <text:p/>
          </draw:line>
          <draw:line draw:style-name="gr2" draw:text-style-name="P1" draw:layer="Walls" svg:x1="31.427cm" svg:y1="25.735cm" svg:x2="32.324cm" svg:y2="25.735cm">
            <text:p/>
          </draw:line>
          <draw:line draw:style-name="gr2" draw:text-style-name="P1" draw:layer="Walls" svg:x1="32.325cm" svg:y1="25.111cm" svg:x2="32.325cm" svg:y2="25.735cm">
            <text:p/>
          </draw:line>
          <draw:line draw:style-name="gr2" draw:text-style-name="P1" draw:layer="Walls" svg:x1="36.671cm" svg:y1="23.344cm" svg:x2="36.671cm" svg:y2="25.111cm">
            <text:p/>
          </draw:line>
          <draw:line draw:style-name="gr2" draw:text-style-name="P1" draw:layer="Walls" svg:x1="37.237cm" svg:y1="23.344cm" svg:x2="37.237cm" svg:y2="24.176cm">
            <text:p/>
          </draw:line>
          <draw:line draw:style-name="gr2" draw:text-style-name="P1" draw:layer="Walls" svg:x1="37.238cm" svg:y1="24.176cm" svg:x2="36.671cm" svg:y2="24.176cm">
            <text:p/>
          </draw:line>
          <draw:line draw:style-name="gr2" draw:text-style-name="P1" draw:layer="Walls" svg:x1="38.37cm" svg:y1="23.863cm" svg:x2="38.04cm" svg:y2="23.863cm">
            <text:p/>
          </draw:line>
          <draw:line draw:style-name="gr2" draw:text-style-name="P1" draw:layer="Walls" svg:x1="38.37cm" svg:y1="24.695cm" svg:x2="38.04cm" svg:y2="24.695cm">
            <text:p/>
          </draw:line>
          <draw:line draw:style-name="gr2" draw:text-style-name="P1" draw:layer="Walls" svg:x1="38.37cm" svg:y1="25.111cm" svg:x2="38.04cm" svg:y2="25.111cm">
            <text:p/>
          </draw:line>
          <draw:line draw:style-name="gr2" draw:text-style-name="P1" draw:layer="Walls" svg:x1="40.45cm" svg:y1="26.203cm" svg:x2="38.371cm" svg:y2="26.203cm">
            <text:p/>
          </draw:line>
          <draw:line draw:style-name="gr2" draw:text-style-name="P1" draw:layer="Walls" svg:x1="40.45cm" svg:y1="27.918cm" svg:x2="40.45cm" svg:y2="26.203cm">
            <text:p/>
          </draw:line>
          <draw:line draw:style-name="gr2" draw:text-style-name="P1" draw:layer="Walls" svg:x1="40.45cm" svg:y1="27.918cm" svg:x2="40.45cm" svg:y2="23.344cm">
            <text:p/>
          </draw:line>
        </draw:g>
        <draw:g>
          <draw:line draw:style-name="gr3" draw:text-style-name="P1" draw:layer="Detail" svg:x1="15.55cm" svg:y1="12.962cm" svg:x2="15.55cm" svg:y2="14.14cm">
            <text:p/>
          </draw:line>
          <draw:line draw:style-name="gr3" draw:text-style-name="P1" draw:layer="Detail" svg:x1="15.7cm" svg:y1="12.962cm" svg:x2="15.55cm" svg:y2="12.962cm">
            <text:p/>
          </draw:line>
          <draw:line draw:style-name="gr3" draw:text-style-name="P1" draw:layer="Detail" svg:x1="15.7cm" svg:y1="12.962cm" svg:x2="15.7cm" svg:y2="14.14cm">
            <text:p/>
          </draw:line>
          <draw:line draw:style-name="gr3" draw:text-style-name="P1" draw:layer="Detail" svg:x1="15.7cm" svg:y1="14.14cm" svg:x2="15.55cm" svg:y2="14.14cm">
            <text:p/>
          </draw:line>
          <draw:line draw:style-name="gr3" draw:text-style-name="P1" draw:layer="Detail" svg:x1="14.9cm" svg:y1="12.604cm" svg:x2="14.9cm" svg:y2="14.55cm">
            <text:p/>
          </draw:line>
          <draw:line draw:style-name="gr3" draw:text-style-name="P1" draw:layer="Detail" svg:x1="15.7cm" svg:y1="12.962cm" svg:x2="16.35cm" svg:y2="12.962cm">
            <text:p/>
          </draw:line>
          <draw:line draw:style-name="gr3" draw:text-style-name="P1" draw:layer="Detail" svg:x1="16.35cm" svg:y1="12.45cm" svg:x2="16.35cm" svg:y2="14.294cm">
            <text:p/>
          </draw:line>
          <draw:line draw:style-name="gr3" draw:text-style-name="P1" draw:layer="Detail" svg:x1="15.7cm" svg:y1="13.13cm" svg:x2="16.35cm" svg:y2="13.13cm">
            <text:p/>
          </draw:line>
          <draw:line draw:style-name="gr3" draw:text-style-name="P1" draw:layer="Detail" svg:x1="15.7cm" svg:y1="13.299cm" svg:x2="16.35cm" svg:y2="13.299cm">
            <text:p/>
          </draw:line>
          <draw:line draw:style-name="gr3" draw:text-style-name="P1" draw:layer="Detail" svg:x1="15.7cm" svg:y1="13.467cm" svg:x2="16.35cm" svg:y2="13.467cm">
            <text:p/>
          </draw:line>
          <draw:line draw:style-name="gr3" draw:text-style-name="P1" draw:layer="Detail" svg:x1="15.7cm" svg:y1="13.635cm" svg:x2="16.35cm" svg:y2="13.635cm">
            <text:p/>
          </draw:line>
          <draw:line draw:style-name="gr3" draw:text-style-name="P1" draw:layer="Detail" svg:x1="15.7cm" svg:y1="13.803cm" svg:x2="16.35cm" svg:y2="13.803cm">
            <text:p/>
          </draw:line>
          <draw:line draw:style-name="gr3" draw:text-style-name="P1" draw:layer="Detail" svg:x1="15.7cm" svg:y1="13.972cm" svg:x2="16.35cm" svg:y2="13.972cm">
            <text:p/>
          </draw:line>
          <draw:line draw:style-name="gr3" draw:text-style-name="P1" draw:layer="Detail" svg:x1="15.7cm" svg:y1="14.14cm" svg:x2="16.35cm" svg:y2="14.14cm">
            <text:p/>
          </draw:line>
          <draw:line draw:style-name="gr3" draw:text-style-name="P1" draw:layer="Detail" svg:x1="14.9cm" svg:y1="12.962cm" svg:x2="15.55cm" svg:y2="12.962cm">
            <text:p/>
          </draw:line>
          <draw:line draw:style-name="gr3" draw:text-style-name="P1" draw:layer="Detail" svg:x1="14.9cm" svg:y1="13.13cm" svg:x2="15.55cm" svg:y2="13.13cm">
            <text:p/>
          </draw:line>
          <draw:line draw:style-name="gr3" draw:text-style-name="P1" draw:layer="Detail" svg:x1="14.9cm" svg:y1="13.299cm" svg:x2="15.55cm" svg:y2="13.299cm">
            <text:p/>
          </draw:line>
          <draw:line draw:style-name="gr3" draw:text-style-name="P1" draw:layer="Detail" svg:x1="14.9cm" svg:y1="13.467cm" svg:x2="15.55cm" svg:y2="13.467cm">
            <text:p/>
          </draw:line>
          <draw:line draw:style-name="gr3" draw:text-style-name="P1" draw:layer="Detail" svg:x1="14.9cm" svg:y1="13.635cm" svg:x2="15.55cm" svg:y2="13.635cm">
            <text:p/>
          </draw:line>
          <draw:line draw:style-name="gr3" draw:text-style-name="P1" draw:layer="Detail" svg:x1="14.9cm" svg:y1="13.803cm" svg:x2="15.55cm" svg:y2="13.803cm">
            <text:p/>
          </draw:line>
          <draw:line draw:style-name="gr3" draw:text-style-name="P1" draw:layer="Detail" svg:x1="14.9cm" svg:y1="13.972cm" svg:x2="15.55cm" svg:y2="13.972cm">
            <text:p/>
          </draw:line>
          <draw:line draw:style-name="gr3" draw:text-style-name="P1" draw:layer="Detail" svg:x1="14.9cm" svg:y1="14.14cm" svg:x2="15.55cm" svg:y2="14.14cm">
            <text:p/>
          </draw:line>
          <draw:g>
            <draw:line draw:style-name="gr3" draw:text-style-name="P1" draw:layer="Detail" svg:x1="15.2cm" svg:y1="13.987cm" svg:x2="15.25cm" svg:y2="14.089cm">
              <text:p/>
            </draw:line>
            <draw:line draw:style-name="gr3" draw:text-style-name="P1" draw:layer="Detail" svg:x1="15.25cm" svg:y1="13.833cm" svg:x2="15.25cm" svg:y2="14.089cm">
              <text:p/>
            </draw:line>
            <draw:line draw:style-name="gr3" draw:text-style-name="P1" draw:layer="Detail" svg:x1="15.3cm" svg:y1="13.987cm" svg:x2="15.25cm" svg:y2="14.089cm">
              <text:p/>
            </draw:line>
          </draw:g>
          <draw:g>
            <draw:line draw:style-name="gr3" draw:text-style-name="P1" draw:layer="Detail" svg:x1="16.05cm" svg:y1="13.115cm" svg:x2="16cm" svg:y2="13.013cm">
              <text:p/>
            </draw:line>
            <draw:line draw:style-name="gr3" draw:text-style-name="P1" draw:layer="Detail" svg:x1="16cm" svg:y1="13.269cm" svg:x2="16cm" svg:y2="13.013cm">
              <text:p/>
            </draw:line>
            <draw:line draw:style-name="gr3" draw:text-style-name="P1" draw:layer="Detail" svg:x1="15.95cm" svg:y1="13.115cm" svg:x2="16cm" svg:y2="13.013cm">
              <text:p/>
            </draw:line>
          </draw:g>
        </draw:g>
        <draw:g>
          <draw:line draw:style-name="gr3" draw:text-style-name="P1" draw:layer="Detail" svg:x1="16.67cm" svg:y1="13.3cm" svg:x2="17.62cm" svg:y2="13.3cm">
            <text:p/>
          </draw:line>
          <draw:line draw:style-name="gr3" draw:text-style-name="P1" draw:layer="Detail" svg:x1="16.67cm" svg:y1="12.25cm" svg:x2="17.62cm" svg:y2="13.3cm">
            <text:p/>
          </draw:line>
          <draw:line draw:style-name="gr3" draw:text-style-name="P1" draw:layer="Detail" svg:x1="16.67cm" svg:y1="12.25cm" svg:x2="16.67cm" svg:y2="13.3cm">
            <text:p/>
          </draw:line>
          <draw:line draw:style-name="gr3" draw:text-style-name="P1" draw:layer="Detail" svg:x1="17.62cm" svg:y1="12.25cm" svg:x2="16.67cm" svg:y2="13.3cm">
            <text:p/>
          </draw:line>
          <draw:line draw:style-name="gr3" draw:text-style-name="P1" draw:layer="Detail" svg:x1="17.62cm" svg:y1="12.25cm" svg:x2="17.62cm" svg:y2="13.3cm">
            <text:p/>
          </draw:line>
          <draw:line draw:style-name="gr3" draw:text-style-name="P1" draw:layer="Detail" svg:x1="16.67cm" svg:y1="12.25cm" svg:x2="17.62cm" svg:y2="12.25cm">
            <text:p/>
          </draw:line>
        </draw:g>
        <draw:g>
          <draw:line draw:style-name="gr3" draw:text-style-name="P1" draw:layer="Detail" svg:x1="32.4cm" svg:y1="24.375cm" svg:x2="35.5cm" svg:y2="24.375cm">
            <text:p/>
          </draw:line>
          <draw:line draw:style-name="gr3" draw:text-style-name="P1" draw:layer="Detail" svg:x1="32.8cm" svg:y1="24.375cm" svg:x2="32.8cm" svg:y2="25.07cm">
            <text:p/>
          </draw:line>
          <draw:line draw:style-name="gr3" draw:text-style-name="P1" draw:layer="Detail" svg:x1="32.3cm" svg:y1="25.07cm" svg:x2="35.6cm" svg:y2="25.07cm">
            <text:p/>
          </draw:line>
          <draw:line draw:style-name="gr3" draw:text-style-name="P1" draw:layer="Detail" svg:x1="32.964cm" svg:y1="24.375cm" svg:x2="32.964cm" svg:y2="25.07cm">
            <text:p/>
          </draw:line>
          <draw:line draw:style-name="gr3" draw:text-style-name="P1" draw:layer="Detail" svg:x1="33.129cm" svg:y1="24.375cm" svg:x2="33.129cm" svg:y2="25.07cm">
            <text:p/>
          </draw:line>
          <draw:line draw:style-name="gr3" draw:text-style-name="P1" draw:layer="Detail" svg:x1="33.293cm" svg:y1="24.375cm" svg:x2="33.293cm" svg:y2="25.07cm">
            <text:p/>
          </draw:line>
          <draw:line draw:style-name="gr3" draw:text-style-name="P1" draw:layer="Detail" svg:x1="33.457cm" svg:y1="24.375cm" svg:x2="33.457cm" svg:y2="25.07cm">
            <text:p/>
          </draw:line>
          <draw:line draw:style-name="gr3" draw:text-style-name="P1" draw:layer="Detail" svg:x1="33.621cm" svg:y1="24.375cm" svg:x2="33.621cm" svg:y2="25.07cm">
            <text:p/>
          </draw:line>
          <draw:line draw:style-name="gr3" draw:text-style-name="P1" draw:layer="Detail" svg:x1="33.786cm" svg:y1="24.375cm" svg:x2="33.786cm" svg:y2="25.07cm">
            <text:p/>
          </draw:line>
          <draw:g>
            <draw:line draw:style-name="gr3" draw:text-style-name="P1" draw:layer="Detail" svg:x1="32.5cm" svg:y1="24.749cm" svg:x2="32.4cm" svg:y2="24.696cm">
              <text:p/>
            </draw:line>
            <draw:line draw:style-name="gr3" draw:text-style-name="P1" draw:layer="Detail" svg:x1="32.65cm" svg:y1="24.696cm" svg:x2="32.4cm" svg:y2="24.696cm">
              <text:p/>
            </draw:line>
            <draw:line draw:style-name="gr3" draw:text-style-name="P1" draw:layer="Detail" svg:x1="32.5cm" svg:y1="24.642cm" svg:x2="32.4cm" svg:y2="24.695cm">
              <text:p/>
            </draw:line>
          </draw:g>
          <draw:g>
            <draw:line draw:style-name="gr3" draw:text-style-name="P1" draw:layer="Detail" svg:x1="34.2cm" svg:y1="24.749cm" svg:x2="34.1cm" svg:y2="24.696cm">
              <text:p/>
            </draw:line>
            <draw:line draw:style-name="gr3" draw:text-style-name="P1" draw:layer="Detail" svg:x1="34.35cm" svg:y1="24.696cm" svg:x2="34.1cm" svg:y2="24.696cm">
              <text:p/>
            </draw:line>
            <draw:line draw:style-name="gr3" draw:text-style-name="P1" draw:layer="Detail" svg:x1="34.2cm" svg:y1="24.642cm" svg:x2="34.1cm" svg:y2="24.695cm">
              <text:p/>
            </draw:line>
          </draw:g>
          <draw:line draw:style-name="gr3" draw:text-style-name="P1" draw:layer="Detail" svg:x1="32.472cm" svg:y1="24.375cm" svg:x2="32.472cm" svg:y2="25.07cm">
            <text:p/>
          </draw:line>
          <draw:line draw:style-name="gr3" draw:text-style-name="P1" draw:layer="Detail" svg:x1="32.637cm" svg:y1="24.375cm" svg:x2="32.637cm" svg:y2="25.07cm">
            <text:p/>
          </draw:line>
          <draw:line draw:style-name="gr3" draw:text-style-name="P1" draw:layer="Detail" svg:x1="34.278cm" svg:y1="24.375cm" svg:x2="34.278cm" svg:y2="25.07cm">
            <text:p/>
          </draw:line>
          <draw:line draw:style-name="gr3" draw:text-style-name="P1" draw:layer="Detail" svg:x1="34.442cm" svg:y1="24.375cm" svg:x2="34.442cm" svg:y2="25.07cm">
            <text:p/>
          </draw:line>
          <draw:line draw:style-name="gr3" draw:text-style-name="P1" draw:layer="Detail" svg:x1="34.607cm" svg:y1="24.375cm" svg:x2="34.607cm" svg:y2="25.07cm">
            <text:p/>
          </draw:line>
          <draw:line draw:style-name="gr3" draw:text-style-name="P1" draw:layer="Detail" svg:x1="34.771cm" svg:y1="24.375cm" svg:x2="34.771cm" svg:y2="25.07cm">
            <text:p/>
          </draw:line>
          <draw:line draw:style-name="gr3" draw:text-style-name="P1" draw:layer="Detail" svg:x1="34.935cm" svg:y1="24.375cm" svg:x2="34.935cm" svg:y2="25.07cm">
            <text:p/>
          </draw:line>
          <draw:line draw:style-name="gr3" draw:text-style-name="P1" draw:layer="Detail" svg:x1="35.099cm" svg:y1="24.375cm" svg:x2="35.099cm" svg:y2="25.07cm">
            <text:p/>
          </draw:line>
          <draw:line draw:style-name="gr3" draw:text-style-name="P1" draw:layer="Detail" svg:x1="35.264cm" svg:y1="24.375cm" svg:x2="35.264cm" svg:y2="25.07cm">
            <text:p/>
          </draw:line>
          <draw:line draw:style-name="gr3" draw:text-style-name="P1" draw:layer="Detail" svg:x1="34.115cm" svg:y1="24.375cm" svg:x2="34.115cm" svg:y2="25.07cm">
            <text:p/>
          </draw:line>
          <draw:line draw:style-name="gr3" draw:text-style-name="P1" draw:layer="Detail" svg:x1="35.5cm" svg:y1="24.215cm" svg:x2="32.4cm" svg:y2="24.215cm">
            <text:p/>
          </draw:line>
          <draw:line draw:style-name="gr3" draw:text-style-name="P1" draw:layer="Detail" svg:x1="35.1cm" svg:y1="24.215cm" svg:x2="35.1cm" svg:y2="23.52cm">
            <text:p/>
          </draw:line>
          <draw:line draw:style-name="gr3" draw:text-style-name="P1" draw:layer="Detail" svg:x1="35.6cm" svg:y1="23.52cm" svg:x2="32.3cm" svg:y2="23.52cm">
            <text:p/>
          </draw:line>
          <draw:line draw:style-name="gr3" draw:text-style-name="P1" draw:layer="Detail" svg:x1="34.936cm" svg:y1="24.215cm" svg:x2="34.936cm" svg:y2="23.52cm">
            <text:p/>
          </draw:line>
          <draw:line draw:style-name="gr3" draw:text-style-name="P1" draw:layer="Detail" svg:x1="34.771cm" svg:y1="24.215cm" svg:x2="34.771cm" svg:y2="23.52cm">
            <text:p/>
          </draw:line>
          <draw:line draw:style-name="gr3" draw:text-style-name="P1" draw:layer="Detail" svg:x1="34.607cm" svg:y1="24.215cm" svg:x2="34.607cm" svg:y2="23.52cm">
            <text:p/>
          </draw:line>
          <draw:line draw:style-name="gr3" draw:text-style-name="P1" draw:layer="Detail" svg:x1="34.443cm" svg:y1="24.215cm" svg:x2="34.443cm" svg:y2="23.52cm">
            <text:p/>
          </draw:line>
          <draw:line draw:style-name="gr3" draw:text-style-name="P1" draw:layer="Detail" svg:x1="34.279cm" svg:y1="24.215cm" svg:x2="34.279cm" svg:y2="23.52cm">
            <text:p/>
          </draw:line>
          <draw:line draw:style-name="gr3" draw:text-style-name="P1" draw:layer="Detail" svg:x1="34.114cm" svg:y1="24.215cm" svg:x2="34.114cm" svg:y2="23.52cm">
            <text:p/>
          </draw:line>
          <draw:g>
            <draw:line draw:style-name="gr3" draw:text-style-name="P1" draw:layer="Detail" svg:x1="35.4cm" svg:y1="23.841cm" svg:x2="35.5cm" svg:y2="23.894cm">
              <text:p/>
            </draw:line>
            <draw:line draw:style-name="gr3" draw:text-style-name="P1" draw:layer="Detail" svg:x1="35.25cm" svg:y1="23.894cm" svg:x2="35.5cm" svg:y2="23.894cm">
              <text:p/>
            </draw:line>
            <draw:line draw:style-name="gr3" draw:text-style-name="P1" draw:layer="Detail" svg:x1="35.4cm" svg:y1="23.947cm" svg:x2="35.5cm" svg:y2="23.894cm">
              <text:p/>
            </draw:line>
          </draw:g>
          <draw:g>
            <draw:line draw:style-name="gr3" draw:text-style-name="P1" draw:layer="Detail" svg:x1="33.7cm" svg:y1="23.841cm" svg:x2="33.8cm" svg:y2="23.894cm">
              <text:p/>
            </draw:line>
            <draw:line draw:style-name="gr3" draw:text-style-name="P1" draw:layer="Detail" svg:x1="33.55cm" svg:y1="23.894cm" svg:x2="33.8cm" svg:y2="23.894cm">
              <text:p/>
            </draw:line>
            <draw:line draw:style-name="gr3" draw:text-style-name="P1" draw:layer="Detail" svg:x1="33.7cm" svg:y1="23.947cm" svg:x2="33.8cm" svg:y2="23.894cm">
              <text:p/>
            </draw:line>
          </draw:g>
          <draw:line draw:style-name="gr3" draw:text-style-name="P1" draw:layer="Detail" svg:x1="35.428cm" svg:y1="24.215cm" svg:x2="35.428cm" svg:y2="23.52cm">
            <text:p/>
          </draw:line>
          <draw:line draw:style-name="gr3" draw:text-style-name="P1" draw:layer="Detail" svg:x1="35.263cm" svg:y1="24.215cm" svg:x2="35.263cm" svg:y2="23.52cm">
            <text:p/>
          </draw:line>
          <draw:line draw:style-name="gr3" draw:text-style-name="P1" draw:layer="Detail" svg:x1="33.622cm" svg:y1="24.215cm" svg:x2="33.622cm" svg:y2="23.52cm">
            <text:p/>
          </draw:line>
          <draw:line draw:style-name="gr3" draw:text-style-name="P1" draw:layer="Detail" svg:x1="33.458cm" svg:y1="24.215cm" svg:x2="33.458cm" svg:y2="23.52cm">
            <text:p/>
          </draw:line>
          <draw:line draw:style-name="gr3" draw:text-style-name="P1" draw:layer="Detail" svg:x1="33.293cm" svg:y1="24.215cm" svg:x2="33.293cm" svg:y2="23.52cm">
            <text:p/>
          </draw:line>
          <draw:line draw:style-name="gr3" draw:text-style-name="P1" draw:layer="Detail" svg:x1="33.129cm" svg:y1="24.215cm" svg:x2="33.129cm" svg:y2="23.52cm">
            <text:p/>
          </draw:line>
          <draw:line draw:style-name="gr3" draw:text-style-name="P1" draw:layer="Detail" svg:x1="32.965cm" svg:y1="24.215cm" svg:x2="32.965cm" svg:y2="23.52cm">
            <text:p/>
          </draw:line>
          <draw:line draw:style-name="gr3" draw:text-style-name="P1" draw:layer="Detail" svg:x1="32.801cm" svg:y1="24.215cm" svg:x2="32.801cm" svg:y2="23.52cm">
            <text:p/>
          </draw:line>
          <draw:line draw:style-name="gr3" draw:text-style-name="P1" draw:layer="Detail" svg:x1="32.636cm" svg:y1="24.215cm" svg:x2="32.636cm" svg:y2="23.52cm">
            <text:p/>
          </draw:line>
          <draw:line draw:style-name="gr3" draw:text-style-name="P1" draw:layer="Detail" svg:x1="33.785cm" svg:y1="24.215cm" svg:x2="33.785cm" svg:y2="23.52cm">
            <text:p/>
          </draw:line>
          <draw:line draw:style-name="gr3" draw:text-style-name="P1" draw:layer="Detail" svg:x1="32.4cm" svg:y1="24.215cm" svg:x2="32.4cm" svg:y2="24.375cm">
            <text:p/>
          </draw:line>
          <draw:line draw:style-name="gr3" draw:text-style-name="P1" draw:layer="Detail" svg:x1="35.5cm" svg:y1="24.215cm" svg:x2="35.5cm" svg:y2="24.375cm">
            <text:p/>
          </draw:line>
        </draw:g>
        <draw:g>
          <draw:line draw:style-name="gr3" draw:text-style-name="P1" draw:layer="Detail" svg:x1="18.134cm" svg:y1="12.85cm" svg:x2="18.834cm" svg:y2="12.85cm">
            <text:p/>
          </draw:line>
          <draw:line draw:style-name="gr3" draw:text-style-name="P1" draw:layer="Detail" svg:x1="18.134cm" svg:y1="12.4cm" svg:x2="18.834cm" svg:y2="12.4cm">
            <text:p/>
          </draw:line>
          <draw:line draw:style-name="gr3" draw:text-style-name="P1" draw:layer="Detail" svg:x1="18.834cm" svg:y1="13.3cm" svg:x2="18.834cm" svg:y2="12cm">
            <text:p/>
          </draw:line>
          <draw:line draw:style-name="gr3" draw:text-style-name="P1" draw:layer="Detail" svg:x1="19.384cm" svg:y1="12.85cm" svg:x2="20.134cm" svg:y2="12.85cm">
            <text:p/>
          </draw:line>
          <draw:line draw:style-name="gr3" draw:text-style-name="P1" draw:layer="Detail" svg:x1="19.384cm" svg:y1="12.4cm" svg:x2="20.134cm" svg:y2="12.4cm">
            <text:p/>
          </draw:line>
          <draw:line draw:style-name="gr3" draw:text-style-name="P1" draw:layer="Detail" svg:x1="19.384cm" svg:y1="13.3cm" svg:x2="19.384cm" svg:y2="12cm">
            <text:p/>
          </draw:line>
          <draw:line draw:style-name="gr3" draw:text-style-name="P1" draw:layer="Detail" svg:x1="19.384cm" svg:y1="12cm" svg:x2="18.834cm" svg:y2="12cm">
            <text:p/>
          </draw:line>
          <draw:line draw:style-name="gr3" draw:text-style-name="P1" draw:layer="Detail" svg:x1="18.134cm" svg:y1="12cm" svg:x2="18.834cm" svg:y2="12cm">
            <text:p/>
          </draw:line>
        </draw:g>
        <draw:line draw:style-name="gr3" draw:text-style-name="P1" draw:layer="Detail" svg:x1="20.282cm" svg:y1="12.85cm" svg:x2="21.032cm" svg:y2="12.85cm">
          <text:p/>
        </draw:line>
        <draw:line draw:style-name="gr3" draw:text-style-name="P1" draw:layer="Detail" svg:x1="20.282cm" svg:y1="12.4cm" svg:x2="21.032cm" svg:y2="12.4cm">
          <text:p/>
        </draw:line>
        <draw:line draw:style-name="gr3" draw:text-style-name="P1" draw:layer="Detail" svg:x1="21.032cm" svg:y1="13.3cm" svg:x2="21.032cm" svg:y2="12cm">
          <text:p/>
        </draw:line>
        <draw:line draw:style-name="gr3" draw:text-style-name="P1" draw:layer="Detail" svg:x1="21.582cm" svg:y1="12.85cm" svg:x2="22.332cm" svg:y2="12.85cm">
          <text:p/>
        </draw:line>
        <draw:line draw:style-name="gr3" draw:text-style-name="P1" draw:layer="Detail" svg:x1="21.582cm" svg:y1="12.4cm" svg:x2="22.332cm" svg:y2="12.4cm">
          <text:p/>
        </draw:line>
        <draw:line draw:style-name="gr3" draw:text-style-name="P1" draw:layer="Detail" svg:x1="21.582cm" svg:y1="13.3cm" svg:x2="21.582cm" svg:y2="12cm">
          <text:p/>
        </draw:line>
        <draw:line draw:style-name="gr3" draw:text-style-name="P1" draw:layer="Detail" svg:x1="21.582cm" svg:y1="12cm" svg:x2="21.032cm" svg:y2="12cm">
          <text:p/>
        </draw:line>
        <draw:line draw:style-name="gr3" draw:text-style-name="P1" draw:layer="Detail" svg:x1="21.582cm" svg:y1="12cm" svg:x2="22.332cm" svg:y2="12cm">
          <text:p/>
        </draw:line>
        <draw:g>
          <draw:line draw:style-name="gr3" draw:text-style-name="P1" draw:layer="Detail" svg:x1="22.032cm" svg:y1="14.1cm" svg:x2="22.332cm" svg:y2="14.1cm">
            <text:p/>
          </draw:line>
          <draw:line draw:style-name="gr3" draw:text-style-name="P1" draw:layer="Detail" svg:x1="22.032cm" svg:y1="13.7cm" svg:x2="22.332cm" svg:y2="13.7cm">
            <text:p/>
          </draw:line>
        </draw:g>
        <draw:g>
          <draw:line draw:style-name="gr3" draw:text-style-name="P1" draw:layer="Detail" svg:x1="25.804cm" svg:y1="19.8cm" svg:x2="28.636cm" svg:y2="19.8cm">
            <text:p/>
          </draw:line>
          <draw:line draw:style-name="gr3" draw:text-style-name="P1" draw:layer="Detail" svg:x1="25.804cm" svg:y1="21.45cm" svg:x2="27.874cm" svg:y2="21.45cm">
            <text:p/>
          </draw:line>
          <draw:line draw:style-name="gr3" draw:text-style-name="P1" draw:layer="Detail" svg:x1="25.804cm" svg:y1="20.8cm" svg:x2="27.874cm" svg:y2="20.8cm">
            <text:p/>
          </draw:line>
          <draw:line draw:style-name="gr3" draw:text-style-name="P1" draw:layer="Detail" svg:x1="25.804cm" svg:y1="20.45cm" svg:x2="25.804cm" svg:y2="20.8cm">
            <text:p/>
          </draw:line>
          <draw:line draw:style-name="gr3" draw:text-style-name="P1" draw:layer="Detail" svg:x1="27.873cm" svg:y1="20.45cm" svg:x2="27.873cm" svg:y2="20.8cm">
            <text:p/>
          </draw:line>
          <draw:line draw:style-name="gr3" draw:text-style-name="P1" draw:layer="Detail" svg:x1="25.15cm" svg:y1="20.4cm" svg:x2="25.15cm" svg:y2="20.85cm">
            <text:p/>
          </draw:line>
          <draw:line draw:style-name="gr3" draw:text-style-name="P1" draw:layer="Detail" svg:x1="29.017cm" svg:y1="20.95cm" svg:x2="29.017cm" svg:y2="20.9cm">
            <text:p/>
          </draw:line>
          <draw:line draw:style-name="gr3" draw:text-style-name="P1" draw:layer="Detail" svg:x1="26.021cm" svg:y1="21.45cm" svg:x2="26.021cm" svg:y2="20.8cm">
            <text:p/>
          </draw:line>
          <draw:line draw:style-name="gr3" draw:text-style-name="P1" draw:layer="Detail" svg:x1="26.179cm" svg:y1="21.45cm" svg:x2="26.179cm" svg:y2="20.8cm">
            <text:p/>
          </draw:line>
          <draw:line draw:style-name="gr3" draw:text-style-name="P1" draw:layer="Detail" svg:x1="26.338cm" svg:y1="21.45cm" svg:x2="26.338cm" svg:y2="20.8cm">
            <text:p/>
          </draw:line>
          <draw:line draw:style-name="gr3" draw:text-style-name="P1" draw:layer="Detail" svg:x1="26.496cm" svg:y1="21.45cm" svg:x2="26.496cm" svg:y2="20.8cm">
            <text:p/>
          </draw:line>
          <draw:line draw:style-name="gr3" draw:text-style-name="P1" draw:layer="Detail" svg:x1="26.655cm" svg:y1="21.45cm" svg:x2="26.655cm" svg:y2="20.8cm">
            <text:p/>
          </draw:line>
          <draw:line draw:style-name="gr3" draw:text-style-name="P1" draw:layer="Detail" svg:x1="26.813cm" svg:y1="21.45cm" svg:x2="26.813cm" svg:y2="20.8cm">
            <text:p/>
          </draw:line>
          <draw:line draw:style-name="gr3" draw:text-style-name="P1" draw:layer="Detail" svg:x1="26.972cm" svg:y1="21.45cm" svg:x2="26.972cm" svg:y2="20.8cm">
            <text:p/>
          </draw:line>
          <draw:line draw:style-name="gr3" draw:text-style-name="P1" draw:layer="Detail" svg:x1="27.13cm" svg:y1="21.45cm" svg:x2="27.13cm" svg:y2="20.8cm">
            <text:p/>
          </draw:line>
          <draw:line draw:style-name="gr3" draw:text-style-name="P1" draw:layer="Detail" svg:x1="27.289cm" svg:y1="21.45cm" svg:x2="27.289cm" svg:y2="20.8cm">
            <text:p/>
          </draw:line>
          <draw:line draw:style-name="gr3" draw:text-style-name="P1" draw:layer="Detail" svg:x1="27.447cm" svg:y1="21.45cm" svg:x2="27.447cm" svg:y2="20.8cm">
            <text:p/>
          </draw:line>
          <draw:line draw:style-name="gr3" draw:text-style-name="P1" draw:layer="Detail" svg:x1="27.606cm" svg:y1="21.45cm" svg:x2="27.606cm" svg:y2="20.8cm">
            <text:p/>
          </draw:line>
          <draw:line draw:style-name="gr3" draw:text-style-name="P1" draw:layer="Detail" svg:x1="27.764cm" svg:y1="21.45cm" svg:x2="27.764cm" svg:y2="20.8cm">
            <text:p/>
          </draw:line>
          <draw:line draw:style-name="gr3" draw:text-style-name="P1" draw:layer="Detail" svg:x1="26.021cm" svg:y1="20.45cm" svg:x2="26.021cm" svg:y2="19.8cm">
            <text:p/>
          </draw:line>
          <draw:line draw:style-name="gr3" draw:text-style-name="P1" draw:layer="Detail" svg:x1="26.179cm" svg:y1="20.45cm" svg:x2="26.179cm" svg:y2="19.8cm">
            <text:p/>
          </draw:line>
          <draw:line draw:style-name="gr3" draw:text-style-name="P1" draw:layer="Detail" svg:x1="26.338cm" svg:y1="20.45cm" svg:x2="26.338cm" svg:y2="19.8cm">
            <text:p/>
          </draw:line>
          <draw:line draw:style-name="gr3" draw:text-style-name="P1" draw:layer="Detail" svg:x1="26.496cm" svg:y1="20.45cm" svg:x2="26.496cm" svg:y2="19.8cm">
            <text:p/>
          </draw:line>
          <draw:line draw:style-name="gr3" draw:text-style-name="P1" draw:layer="Detail" svg:x1="26.655cm" svg:y1="20.45cm" svg:x2="26.655cm" svg:y2="19.8cm">
            <text:p/>
          </draw:line>
          <draw:line draw:style-name="gr3" draw:text-style-name="P1" draw:layer="Detail" svg:x1="26.813cm" svg:y1="20.45cm" svg:x2="26.813cm" svg:y2="19.8cm">
            <text:p/>
          </draw:line>
          <draw:line draw:style-name="gr3" draw:text-style-name="P1" draw:layer="Detail" svg:x1="26.972cm" svg:y1="20.45cm" svg:x2="26.972cm" svg:y2="19.8cm">
            <text:p/>
          </draw:line>
          <draw:line draw:style-name="gr3" draw:text-style-name="P1" draw:layer="Detail" svg:x1="27.13cm" svg:y1="20.45cm" svg:x2="27.13cm" svg:y2="19.8cm">
            <text:p/>
          </draw:line>
          <draw:line draw:style-name="gr3" draw:text-style-name="P1" draw:layer="Detail" svg:x1="27.289cm" svg:y1="20.45cm" svg:x2="27.289cm" svg:y2="19.8cm">
            <text:p/>
          </draw:line>
          <draw:line draw:style-name="gr3" draw:text-style-name="P1" draw:layer="Detail" svg:x1="27.447cm" svg:y1="20.45cm" svg:x2="27.447cm" svg:y2="19.8cm">
            <text:p/>
          </draw:line>
          <draw:line draw:style-name="gr3" draw:text-style-name="P1" draw:layer="Detail" svg:x1="27.606cm" svg:y1="20.45cm" svg:x2="27.606cm" svg:y2="19.8cm">
            <text:p/>
          </draw:line>
          <draw:line draw:style-name="gr3" draw:text-style-name="P1" draw:layer="Detail" svg:x1="27.764cm" svg:y1="20.45cm" svg:x2="27.764cm" svg:y2="19.8cm">
            <text:p/>
          </draw:line>
          <draw:line draw:style-name="gr3" draw:text-style-name="P1" draw:layer="Detail" svg:x1="25.804cm" svg:y1="20.45cm" svg:x2="27.874cm" svg:y2="20.45cm">
            <text:p/>
          </draw:line>
          <draw:path draw:style-name="gr3" draw:text-style-name="P1" draw:layer="Detail" svg:width="0.883cm" svg:height="0.223cm" draw:transform="skewX (-0.0795870138909414) rotate (-2.59233753798718) translate (25.9042248009557cm 19.938353487217cm)" svg:viewBox="0 0 884 224" svg:d="M0 170c575 186 884-170 884-170">
            <text:p/>
          </draw:path>
          <draw:path draw:style-name="gr3" draw:text-style-name="P1" draw:layer="Detail" svg:width="0.883cm" svg:height="0.223cm" draw:transform="skewX (0.0795870138909413) rotate (-0.549255115602616) translate (25.15cm 20.85cm)" svg:viewBox="0 0 884 224" svg:d="M884 171c-575 185-884-171-884-171">
            <text:p/>
          </draw:path>
          <draw:path draw:style-name="gr3" draw:text-style-name="P1" draw:layer="Detail" svg:width="0.767cm" svg:height="0.292cm" draw:transform="skewX (0.0811578102177364) rotate (2.59303566968798) translate (29.1445533769063cm 20.4cm)" svg:viewBox="0 0 768 293" svg:d="M768 247c-575 184-768-247-768-247">
            <text:p/>
          </draw:path>
          <draw:line draw:style-name="gr3" draw:text-style-name="P1" draw:layer="Detail" svg:x1="29.15cm" svg:y1="20.4cm" svg:x2="29.018cm" svg:y2="20.9cm">
            <text:p/>
          </draw:line>
        </draw:g>
        <draw:g>
          <draw:line draw:style-name="gr3" draw:text-style-name="P1" draw:layer="Detail" svg:x1="37.1cm" svg:y1="21.55cm" svg:x2="38.05cm" svg:y2="21.55cm">
            <text:p/>
          </draw:line>
          <draw:line draw:style-name="gr3" draw:text-style-name="P1" draw:layer="Detail" svg:x1="37.1cm" svg:y1="20.55cm" svg:x2="38.05cm" svg:y2="21.55cm">
            <text:p/>
          </draw:line>
          <draw:line draw:style-name="gr3" draw:text-style-name="P1" draw:layer="Detail" svg:x1="37.1cm" svg:y1="20.55cm" svg:x2="37.1cm" svg:y2="21.55cm">
            <text:p/>
          </draw:line>
          <draw:line draw:style-name="gr3" draw:text-style-name="P1" draw:layer="Detail" svg:x1="38.05cm" svg:y1="20.55cm" svg:x2="37.1cm" svg:y2="21.55cm">
            <text:p/>
          </draw:line>
          <draw:line draw:style-name="gr3" draw:text-style-name="P1" draw:layer="Detail" svg:x1="38.05cm" svg:y1="20.55cm" svg:x2="38.05cm" svg:y2="21.55cm">
            <text:p/>
          </draw:line>
          <draw:line draw:style-name="gr3" draw:text-style-name="P1" draw:layer="Detail" svg:x1="37.1cm" svg:y1="20.55cm" svg:x2="38.05cm" svg:y2="20.55cm">
            <text:p/>
          </draw:line>
          <draw:line draw:style-name="gr3" draw:text-style-name="P1" draw:layer="Detail" svg:x1="35.65cm" svg:y1="21.55cm" svg:x2="36.6cm" svg:y2="21.55cm">
            <text:p/>
          </draw:line>
          <draw:line draw:style-name="gr3" draw:text-style-name="P1" draw:layer="Detail" svg:x1="35.65cm" svg:y1="20.55cm" svg:x2="36.6cm" svg:y2="21.55cm">
            <text:p/>
          </draw:line>
          <draw:line draw:style-name="gr3" draw:text-style-name="P1" draw:layer="Detail" svg:x1="35.65cm" svg:y1="20.55cm" svg:x2="35.65cm" svg:y2="21.55cm">
            <text:p/>
          </draw:line>
          <draw:line draw:style-name="gr3" draw:text-style-name="P1" draw:layer="Detail" svg:x1="36.6cm" svg:y1="20.55cm" svg:x2="35.65cm" svg:y2="21.55cm">
            <text:p/>
          </draw:line>
          <draw:line draw:style-name="gr3" draw:text-style-name="P1" draw:layer="Detail" svg:x1="36.6cm" svg:y1="20.55cm" svg:x2="36.6cm" svg:y2="21.55cm">
            <text:p/>
          </draw:line>
          <draw:line draw:style-name="gr3" draw:text-style-name="P1" draw:layer="Detail" svg:x1="35.65cm" svg:y1="20.55cm" svg:x2="36.6cm" svg:y2="20.55cm">
            <text:p/>
          </draw:line>
          <draw:line draw:style-name="gr3" draw:text-style-name="P1" draw:layer="Detail" svg:x1="34.25cm" svg:y1="21.55cm" svg:x2="35.2cm" svg:y2="21.55cm">
            <text:p/>
          </draw:line>
          <draw:line draw:style-name="gr3" draw:text-style-name="P1" draw:layer="Detail" svg:x1="34.25cm" svg:y1="20.55cm" svg:x2="35.2cm" svg:y2="21.55cm">
            <text:p/>
          </draw:line>
          <draw:line draw:style-name="gr3" draw:text-style-name="P1" draw:layer="Detail" svg:x1="34.25cm" svg:y1="20.55cm" svg:x2="34.25cm" svg:y2="21.55cm">
            <text:p/>
          </draw:line>
          <draw:line draw:style-name="gr3" draw:text-style-name="P1" draw:layer="Detail" svg:x1="35.2cm" svg:y1="20.55cm" svg:x2="34.25cm" svg:y2="21.55cm">
            <text:p/>
          </draw:line>
          <draw:line draw:style-name="gr3" draw:text-style-name="P1" draw:layer="Detail" svg:x1="35.2cm" svg:y1="20.55cm" svg:x2="35.2cm" svg:y2="21.55cm">
            <text:p/>
          </draw:line>
          <draw:line draw:style-name="gr3" draw:text-style-name="P1" draw:layer="Detail" svg:x1="34.25cm" svg:y1="20.55cm" svg:x2="35.2cm" svg:y2="20.55cm">
            <text:p/>
          </draw:line>
          <draw:line draw:style-name="gr3" draw:text-style-name="P1" draw:layer="Detail" svg:x1="32.8cm" svg:y1="21.55cm" svg:x2="33.75cm" svg:y2="21.55cm">
            <text:p/>
          </draw:line>
          <draw:line draw:style-name="gr3" draw:text-style-name="P1" draw:layer="Detail" svg:x1="32.8cm" svg:y1="20.55cm" svg:x2="33.75cm" svg:y2="21.55cm">
            <text:p/>
          </draw:line>
          <draw:line draw:style-name="gr3" draw:text-style-name="P1" draw:layer="Detail" svg:x1="32.8cm" svg:y1="20.55cm" svg:x2="32.8cm" svg:y2="21.55cm">
            <text:p/>
          </draw:line>
          <draw:line draw:style-name="gr3" draw:text-style-name="P1" draw:layer="Detail" svg:x1="33.75cm" svg:y1="20.55cm" svg:x2="32.8cm" svg:y2="21.55cm">
            <text:p/>
          </draw:line>
          <draw:line draw:style-name="gr3" draw:text-style-name="P1" draw:layer="Detail" svg:x1="33.75cm" svg:y1="20.55cm" svg:x2="33.75cm" svg:y2="21.55cm">
            <text:p/>
          </draw:line>
          <draw:line draw:style-name="gr3" draw:text-style-name="P1" draw:layer="Detail" svg:x1="32.8cm" svg:y1="20.55cm" svg:x2="33.75cm" svg:y2="20.55cm">
            <text:p/>
          </draw:line>
          <draw:line draw:style-name="gr3" draw:text-style-name="P1" draw:layer="Detail" svg:x1="31.4cm" svg:y1="21.55cm" svg:x2="32.35cm" svg:y2="21.55cm">
            <text:p/>
          </draw:line>
          <draw:line draw:style-name="gr3" draw:text-style-name="P1" draw:layer="Detail" svg:x1="31.4cm" svg:y1="20.55cm" svg:x2="32.35cm" svg:y2="21.55cm">
            <text:p/>
          </draw:line>
          <draw:line draw:style-name="gr3" draw:text-style-name="P1" draw:layer="Detail" svg:x1="31.4cm" svg:y1="20.55cm" svg:x2="31.4cm" svg:y2="21.55cm">
            <text:p/>
          </draw:line>
          <draw:line draw:style-name="gr3" draw:text-style-name="P1" draw:layer="Detail" svg:x1="32.35cm" svg:y1="20.55cm" svg:x2="31.4cm" svg:y2="21.55cm">
            <text:p/>
          </draw:line>
          <draw:line draw:style-name="gr3" draw:text-style-name="P1" draw:layer="Detail" svg:x1="32.35cm" svg:y1="20.55cm" svg:x2="32.35cm" svg:y2="21.55cm">
            <text:p/>
          </draw:line>
          <draw:line draw:style-name="gr3" draw:text-style-name="P1" draw:layer="Detail" svg:x1="31.4cm" svg:y1="20.55cm" svg:x2="32.35cm" svg:y2="20.55cm">
            <text:p/>
          </draw:line>
          <draw:line draw:style-name="gr3" draw:text-style-name="P1" draw:layer="Detail" svg:x1="29.95cm" svg:y1="21.55cm" svg:x2="30.9cm" svg:y2="21.55cm">
            <text:p/>
          </draw:line>
          <draw:line draw:style-name="gr3" draw:text-style-name="P1" draw:layer="Detail" svg:x1="29.95cm" svg:y1="20.55cm" svg:x2="30.9cm" svg:y2="21.55cm">
            <text:p/>
          </draw:line>
          <draw:line draw:style-name="gr3" draw:text-style-name="P1" draw:layer="Detail" svg:x1="29.95cm" svg:y1="20.55cm" svg:x2="29.95cm" svg:y2="21.55cm">
            <text:p/>
          </draw:line>
          <draw:line draw:style-name="gr3" draw:text-style-name="P1" draw:layer="Detail" svg:x1="30.9cm" svg:y1="20.55cm" svg:x2="29.95cm" svg:y2="21.55cm">
            <text:p/>
          </draw:line>
          <draw:line draw:style-name="gr3" draw:text-style-name="P1" draw:layer="Detail" svg:x1="30.9cm" svg:y1="20.55cm" svg:x2="30.9cm" svg:y2="21.55cm">
            <text:p/>
          </draw:line>
          <draw:line draw:style-name="gr3" draw:text-style-name="P1" draw:layer="Detail" svg:x1="29.95cm" svg:y1="20.55cm" svg:x2="30.9cm" svg:y2="20.55cm">
            <text:p/>
          </draw:line>
        </draw:g>
        <draw:g>
          <draw:line draw:style-name="gr3" draw:text-style-name="P1" draw:layer="Detail" svg:x1="24.6cm" svg:y1="12.45cm" svg:x2="24.6cm" svg:y2="14.294cm">
            <text:p/>
          </draw:line>
          <draw:g>
            <draw:line draw:style-name="gr3" draw:text-style-name="P1" draw:layer="Detail" svg:x1="23.8cm" svg:y1="12.962cm" svg:x2="23.8cm" svg:y2="14.14cm">
              <text:p/>
            </draw:line>
            <draw:line draw:style-name="gr3" draw:text-style-name="P1" draw:layer="Detail" svg:x1="23.95cm" svg:y1="12.962cm" svg:x2="23.8cm" svg:y2="12.962cm">
              <text:p/>
            </draw:line>
            <draw:line draw:style-name="gr3" draw:text-style-name="P1" draw:layer="Detail" svg:x1="23.95cm" svg:y1="12.962cm" svg:x2="23.95cm" svg:y2="14.14cm">
              <text:p/>
            </draw:line>
            <draw:line draw:style-name="gr3" draw:text-style-name="P1" draw:layer="Detail" svg:x1="23.95cm" svg:y1="14.14cm" svg:x2="23.8cm" svg:y2="14.14cm">
              <text:p/>
            </draw:line>
            <draw:line draw:style-name="gr3" draw:text-style-name="P1" draw:layer="Detail" svg:x1="23.15cm" svg:y1="12.604cm" svg:x2="23.15cm" svg:y2="14.55cm">
              <text:p/>
            </draw:line>
            <draw:line draw:style-name="gr3" draw:text-style-name="P1" draw:layer="Detail" svg:x1="23.95cm" svg:y1="12.962cm" svg:x2="24.6cm" svg:y2="12.962cm">
              <text:p/>
            </draw:line>
            <draw:line draw:style-name="gr3" draw:text-style-name="P1" draw:layer="Detail" svg:x1="23.95cm" svg:y1="13.13cm" svg:x2="24.6cm" svg:y2="13.13cm">
              <text:p/>
            </draw:line>
            <draw:line draw:style-name="gr3" draw:text-style-name="P1" draw:layer="Detail" svg:x1="23.95cm" svg:y1="13.299cm" svg:x2="24.6cm" svg:y2="13.299cm">
              <text:p/>
            </draw:line>
            <draw:line draw:style-name="gr3" draw:text-style-name="P1" draw:layer="Detail" svg:x1="23.95cm" svg:y1="13.467cm" svg:x2="24.6cm" svg:y2="13.467cm">
              <text:p/>
            </draw:line>
            <draw:line draw:style-name="gr3" draw:text-style-name="P1" draw:layer="Detail" svg:x1="23.95cm" svg:y1="13.635cm" svg:x2="24.6cm" svg:y2="13.635cm">
              <text:p/>
            </draw:line>
            <draw:line draw:style-name="gr3" draw:text-style-name="P1" draw:layer="Detail" svg:x1="23.95cm" svg:y1="13.803cm" svg:x2="24.6cm" svg:y2="13.803cm">
              <text:p/>
            </draw:line>
            <draw:line draw:style-name="gr3" draw:text-style-name="P1" draw:layer="Detail" svg:x1="23.95cm" svg:y1="13.972cm" svg:x2="24.6cm" svg:y2="13.972cm">
              <text:p/>
            </draw:line>
            <draw:line draw:style-name="gr3" draw:text-style-name="P1" draw:layer="Detail" svg:x1="23.95cm" svg:y1="14.14cm" svg:x2="24.6cm" svg:y2="14.14cm">
              <text:p/>
            </draw:line>
            <draw:line draw:style-name="gr3" draw:text-style-name="P1" draw:layer="Detail" svg:x1="23.15cm" svg:y1="12.962cm" svg:x2="23.8cm" svg:y2="12.962cm">
              <text:p/>
            </draw:line>
            <draw:line draw:style-name="gr3" draw:text-style-name="P1" draw:layer="Detail" svg:x1="23.15cm" svg:y1="13.13cm" svg:x2="23.8cm" svg:y2="13.13cm">
              <text:p/>
            </draw:line>
            <draw:line draw:style-name="gr3" draw:text-style-name="P1" draw:layer="Detail" svg:x1="23.15cm" svg:y1="13.299cm" svg:x2="23.8cm" svg:y2="13.299cm">
              <text:p/>
            </draw:line>
            <draw:line draw:style-name="gr3" draw:text-style-name="P1" draw:layer="Detail" svg:x1="23.15cm" svg:y1="13.467cm" svg:x2="23.8cm" svg:y2="13.467cm">
              <text:p/>
            </draw:line>
            <draw:line draw:style-name="gr3" draw:text-style-name="P1" draw:layer="Detail" svg:x1="23.15cm" svg:y1="13.635cm" svg:x2="23.8cm" svg:y2="13.635cm">
              <text:p/>
            </draw:line>
            <draw:line draw:style-name="gr3" draw:text-style-name="P1" draw:layer="Detail" svg:x1="23.15cm" svg:y1="13.803cm" svg:x2="23.8cm" svg:y2="13.803cm">
              <text:p/>
            </draw:line>
            <draw:line draw:style-name="gr3" draw:text-style-name="P1" draw:layer="Detail" svg:x1="23.15cm" svg:y1="13.972cm" svg:x2="23.8cm" svg:y2="13.972cm">
              <text:p/>
            </draw:line>
            <draw:line draw:style-name="gr3" draw:text-style-name="P1" draw:layer="Detail" svg:x1="23.15cm" svg:y1="14.14cm" svg:x2="23.8cm" svg:y2="14.14cm">
              <text:p/>
            </draw:line>
            <draw:g>
              <draw:line draw:style-name="gr3" draw:text-style-name="P1" draw:layer="Detail" svg:x1="23.45cm" svg:y1="13.987cm" svg:x2="23.5cm" svg:y2="14.089cm">
                <text:p/>
              </draw:line>
              <draw:line draw:style-name="gr3" draw:text-style-name="P1" draw:layer="Detail" svg:x1="23.5cm" svg:y1="13.833cm" svg:x2="23.5cm" svg:y2="14.089cm">
                <text:p/>
              </draw:line>
              <draw:line draw:style-name="gr3" draw:text-style-name="P1" draw:layer="Detail" svg:x1="23.55cm" svg:y1="13.987cm" svg:x2="23.5cm" svg:y2="14.089cm">
                <text:p/>
              </draw:line>
            </draw:g>
            <draw:g>
              <draw:line draw:style-name="gr3" draw:text-style-name="P1" draw:layer="Detail" svg:x1="24.3cm" svg:y1="13.115cm" svg:x2="24.25cm" svg:y2="13.013cm">
                <text:p/>
              </draw:line>
              <draw:line draw:style-name="gr3" draw:text-style-name="P1" draw:layer="Detail" svg:x1="24.25cm" svg:y1="13.269cm" svg:x2="24.25cm" svg:y2="13.013cm">
                <text:p/>
              </draw:line>
              <draw:line draw:style-name="gr3" draw:text-style-name="P1" draw:layer="Detail" svg:x1="24.2cm" svg:y1="13.115cm" svg:x2="24.25cm" svg:y2="13.013cm">
                <text:p/>
              </draw:line>
            </draw:g>
          </draw:g>
        </draw:g>
        <draw:line draw:style-name="gr3" draw:text-style-name="P1" draw:layer="Detail" svg:x1="21.582cm" svg:y1="13.3cm" svg:x2="22.332cm" svg:y2="13.3cm">
          <text:p/>
        </draw:line>
        <draw:g>
          <draw:line draw:style-name="gr4" draw:text-style-name="P1" draw:layer="Walls" svg:x1="18.737cm" svg:y1="15.662cm" svg:x2="28.303cm" svg:y2="15.662cm">
            <text:p/>
          </draw:line>
          <draw:line draw:style-name="gr4" draw:text-style-name="P1" draw:layer="Walls" svg:x1="28.661cm" svg:y1="14.966cm" svg:x2="28.154cm" svg:y2="13.649cm">
            <text:p/>
          </draw:line>
          <draw:line draw:style-name="gr4" draw:text-style-name="P1" draw:layer="Walls" svg:x1="28.264cm" svg:y1="15.658cm" svg:x2="28.661cm" svg:y2="14.966cm">
            <text:p/>
          </draw:line>
          <draw:line draw:style-name="gr4" draw:text-style-name="P1" draw:layer="Walls" svg:x1="24.757cm" svg:y1="13.315cm" svg:x2="26.053cm" svg:y2="13.315cm">
            <text:p/>
          </draw:line>
          <draw:rect draw:style-name="gr5" draw:text-style-name="P1" draw:layer="Walls" svg:width="1.614cm" svg:height="2.349cm" svg:x="24.757cm" svg:y="13.312cm">
            <text:p/>
          </draw:rect>
          <draw:line draw:style-name="gr4" draw:text-style-name="P1" draw:layer="Walls" svg:x1="27.182cm" svg:y1="11.294cm" svg:x2="26.037cm" svg:y2="11.294cm">
            <text:p/>
          </draw:line>
          <draw:line draw:style-name="gr4" draw:text-style-name="P1" draw:layer="Walls" svg:x1="26.038cm" svg:y1="11.294cm" svg:x2="26.053cm" svg:y2="13.313cm">
            <text:p/>
          </draw:line>
          <draw:line draw:style-name="gr4" draw:text-style-name="P1" draw:layer="Walls" svg:x1="26.053cm" svg:y1="13.313cm" svg:x2="28.005cm" svg:y2="13.313cm">
            <text:p/>
          </draw:line>
          <draw:line draw:style-name="gr4" draw:text-style-name="P1" draw:layer="Walls" svg:x1="28.005cm" svg:y1="13.313cm" svg:x2="27.181cm" svg:y2="11.294cm">
            <text:p/>
          </draw:line>
          <draw:line draw:style-name="gr4" draw:text-style-name="P1" draw:layer="Walls" svg:x1="28.006cm" svg:y1="13.313cm" svg:x2="26.372cm" svg:y2="13.313cm">
            <text:p/>
          </draw:line>
          <draw:line draw:style-name="gr4" draw:text-style-name="P1" draw:layer="Walls" svg:x1="26.372cm" svg:y1="13.313cm" svg:x2="26.372cm" svg:y2="15.662cm">
            <text:p/>
          </draw:line>
          <draw:line draw:style-name="gr4" draw:text-style-name="P1" draw:layer="Walls" svg:x1="26.372cm" svg:y1="15.662cm" svg:x2="28.263cm" svg:y2="15.662cm">
            <text:p/>
          </draw:line>
          <draw:line draw:style-name="gr4" draw:text-style-name="P1" draw:layer="Walls" svg:x1="28.263cm" svg:y1="15.662cm" svg:x2="28.662cm" svg:y2="14.966cm">
            <text:p/>
          </draw:line>
          <draw:line draw:style-name="gr4" draw:text-style-name="P1" draw:layer="Walls" svg:x1="28.662cm" svg:y1="14.966cm" svg:x2="28.005cm" svg:y2="13.313cm">
            <text:p/>
          </draw:line>
          <draw:line draw:style-name="gr4" draw:text-style-name="P1" draw:layer="Walls" svg:x1="18.665cm" svg:y1="15.664cm" svg:x2="17.482cm" svg:y2="15.664cm">
            <text:p/>
          </draw:line>
          <draw:rect draw:style-name="gr6" draw:text-style-name="P1" draw:layer="Walls" svg:width="9.935cm" svg:height="4.369cm" svg:x="14.821cm" svg:y="11.294cm">
            <text:p/>
          </draw:rect>
          <draw:line draw:style-name="gr7" draw:text-style-name="P1" draw:layer="Walls" svg:x1="22.513cm" svg:y1="12.05cm" svg:x2="22.512cm" svg:y2="14.5cm">
            <text:p/>
          </draw:line>
          <draw:line draw:style-name="gr7" draw:text-style-name="P1" draw:layer="Walls" svg:x1="16.429cm" svg:y1="11.288cm" svg:x2="16.429cm" svg:y2="15.664cm">
            <text:p/>
          </draw:line>
          <draw:line draw:style-name="gr7" draw:text-style-name="P1" draw:layer="Walls" svg:x1="17.887cm" svg:y1="11.288cm" svg:x2="17.887cm" svg:y2="15.663cm">
            <text:p/>
          </draw:line>
          <draw:line draw:style-name="gr7" draw:text-style-name="P1" draw:layer="Walls" svg:x1="17.887cm" svg:y1="13.45cm" svg:x2="17.535cm" svg:y2="13.45cm">
            <text:p/>
          </draw:line>
          <draw:line draw:style-name="gr7" draw:text-style-name="P1" draw:layer="Walls" svg:x1="16.781cm" svg:y1="13.45cm" svg:x2="16.429cm" svg:y2="13.45cm">
            <text:p/>
          </draw:line>
          <draw:line draw:style-name="gr7" draw:text-style-name="P1" draw:layer="Walls" svg:x1="14.821cm" svg:y1="12.05cm" svg:x2="17.887cm" svg:y2="12.05cm">
            <text:p/>
          </draw:line>
          <draw:line draw:style-name="gr7" draw:text-style-name="P1" draw:layer="Walls" svg:x1="24.757cm" svg:y1="12.05cm" svg:x2="22.513cm" svg:y2="12.05cm">
            <text:p/>
          </draw:line>
          <draw:line draw:style-name="gr7" draw:text-style-name="P1" draw:layer="Walls" svg:x1="23.015cm" svg:y1="11.288cm" svg:x2="23.015cm" svg:y2="15.663cm">
            <text:p/>
          </draw:line>
          <draw:line draw:style-name="gr7" draw:text-style-name="P1" draw:layer="Walls" svg:x1="20.15cm" svg:y1="11.289cm" svg:x2="20.15cm" svg:y2="13.3cm">
            <text:p/>
          </draw:line>
          <draw:line draw:style-name="gr7" draw:text-style-name="P1" draw:layer="Walls" svg:x1="19.395cm" svg:y1="13.3cm" svg:x2="21.054cm" svg:y2="13.3cm">
            <text:p/>
          </draw:line>
          <draw:line draw:style-name="gr7" draw:text-style-name="P1" draw:layer="Walls" svg:x1="19.395cm" svg:y1="12cm" svg:x2="19.395cm" svg:y2="11.294cm">
            <text:p/>
          </draw:line>
          <draw:line draw:style-name="gr7" draw:text-style-name="P1" draw:layer="Walls" svg:x1="19.395cm" svg:y1="12cm" svg:x2="20.149cm" svg:y2="12cm">
            <text:p/>
          </draw:line>
          <draw:line draw:style-name="gr7" draw:text-style-name="P1" draw:layer="Walls" svg:x1="18.138cm" svg:y1="11.55cm" svg:x2="18.138cm" svg:y2="14.7cm">
            <text:p/>
          </draw:line>
          <draw:line draw:style-name="gr7" draw:text-style-name="P1" draw:layer="Walls" svg:x1="18.138cm" svg:y1="11.55cm" svg:x2="19.395cm" svg:y2="11.55cm">
            <text:p/>
          </draw:line>
          <draw:line draw:style-name="gr7" draw:text-style-name="P1" draw:layer="Walls" svg:x1="18.138cm" svg:y1="13.3cm" svg:x2="18.841cm" svg:y2="13.3cm">
            <text:p/>
          </draw:line>
          <draw:line draw:style-name="gr7" draw:text-style-name="P1" draw:layer="Walls" svg:x1="20.301cm" svg:y1="11.289cm" svg:x2="20.301cm" svg:y2="13.3cm">
            <text:p/>
          </draw:line>
          <draw:line draw:style-name="gr7" draw:text-style-name="P1" draw:layer="Walls" svg:x1="17.887cm" svg:y1="14.7cm" svg:x2="20.702cm" svg:y2="14.7cm">
            <text:p/>
          </draw:line>
          <draw:line draw:style-name="gr7" draw:text-style-name="P1" draw:layer="Walls" svg:x1="18.994cm" svg:y1="14.05cm" svg:x2="19.849cm" svg:y2="14.05cm">
            <text:p/>
          </draw:line>
          <draw:line draw:style-name="gr7" draw:text-style-name="P1" draw:layer="Walls" svg:x1="19.848cm" svg:y1="13.3cm" svg:x2="19.848cm" svg:y2="14.7cm">
            <text:p/>
          </draw:line>
          <draw:line draw:style-name="gr7" draw:text-style-name="P1" draw:layer="Walls" svg:x1="19.044cm" svg:y1="14.7cm" svg:x2="19.044cm" svg:y2="15.663cm">
            <text:p/>
          </draw:line>
          <draw:line draw:style-name="gr7" draw:text-style-name="P1" draw:layer="Walls" svg:x1="19.395cm" svg:y1="13.3cm" svg:x2="19.395cm" svg:y2="14.05cm">
            <text:p/>
          </draw:line>
          <draw:line draw:style-name="gr7" draw:text-style-name="P1" draw:layer="Walls" svg:x1="20.753cm" svg:y1="12cm" svg:x2="20.753cm" svg:y2="11.294cm">
            <text:p/>
          </draw:line>
          <draw:line draw:style-name="gr7" draw:text-style-name="P1" draw:layer="Walls" svg:x1="20.753cm" svg:y1="12cm" svg:x2="21.055cm" svg:y2="12cm">
            <text:p/>
          </draw:line>
          <draw:line draw:style-name="gr7" draw:text-style-name="P1" draw:layer="Walls" svg:x1="20.703cm" svg:y1="14.5cm" svg:x2="20.703cm" svg:y2="14.7cm">
            <text:p/>
          </draw:line>
          <draw:line draw:style-name="gr7" draw:text-style-name="P1" draw:layer="Walls" svg:x1="20.703cm" svg:y1="14.5cm" svg:x2="23.015cm" svg:y2="14.5cm">
            <text:p/>
          </draw:line>
          <draw:line draw:style-name="gr7" draw:text-style-name="P1" draw:layer="Walls" svg:x1="23.015cm" svg:y1="14.4cm" svg:x2="22.512cm" svg:y2="14.4cm">
            <text:p/>
          </draw:line>
          <draw:line draw:style-name="gr7" draw:text-style-name="P1" draw:layer="Walls" svg:x1="20.301cm" svg:y1="15.3cm" svg:x2="20.301cm" svg:y2="15.663cm">
            <text:p/>
          </draw:line>
          <draw:line draw:style-name="gr7" draw:text-style-name="P1" draw:layer="Walls" svg:x1="20.301cm" svg:y1="15.3cm" svg:x2="19.044cm" svg:y2="15.3cm">
            <text:p/>
          </draw:line>
          <draw:line draw:style-name="gr7" draw:text-style-name="P1" draw:layer="Walls" svg:x1="19.597cm" svg:y1="15.3cm" svg:x2="19.597cm" svg:y2="15.663cm">
            <text:p/>
          </draw:line>
          <draw:line draw:style-name="gr7" draw:text-style-name="P1" draw:layer="Walls" svg:x1="21.206cm" svg:y1="15.2cm" svg:x2="21.206cm" svg:y2="15.663cm">
            <text:p/>
          </draw:line>
          <draw:line draw:style-name="gr7" draw:text-style-name="P1" draw:layer="Walls" svg:x1="21.507cm" svg:y1="13.9cm" svg:x2="20.904cm" svg:y2="13.9cm">
            <text:p/>
          </draw:line>
          <draw:line draw:style-name="gr7" draw:text-style-name="P1" draw:layer="Walls" svg:x1="21.507cm" svg:y1="13.901cm" svg:x2="21.507cm" svg:y2="15.664cm">
            <text:p/>
          </draw:line>
          <draw:line draw:style-name="gr7" draw:text-style-name="P1" draw:layer="Walls" svg:x1="20.049cm" svg:y1="13.3cm" svg:x2="20.049cm" svg:y2="14.7cm">
            <text:p/>
          </draw:line>
          <draw:line draw:style-name="gr7" draw:text-style-name="P1" draw:layer="Walls" svg:x1="21.508cm" svg:y1="15.2cm" svg:x2="21.206cm" svg:y2="15.2cm">
            <text:p/>
          </draw:line>
          <draw:line draw:style-name="gr7" draw:text-style-name="P1" draw:layer="Walls" svg:x1="22.865cm" svg:y1="14.4cm" svg:x2="22.865cm" svg:y2="15.664cm">
            <text:p/>
          </draw:line>
          <draw:line draw:style-name="gr7" draw:text-style-name="P1" draw:layer="Walls" svg:x1="22.362cm" svg:y1="12cm" svg:x2="22.361cm" svg:y2="14.5cm">
            <text:p/>
          </draw:line>
          <draw:line draw:style-name="gr7" draw:text-style-name="P1" draw:layer="Walls" svg:x1="17.887cm" svg:y1="14.35cm" svg:x2="17.535cm" svg:y2="14.35cm">
            <text:p/>
          </draw:line>
          <draw:line draw:style-name="gr7" draw:text-style-name="P1" draw:layer="Walls" svg:x1="17.887cm" svg:y1="15cm" svg:x2="17.535cm" svg:y2="15cm">
            <text:p/>
          </draw:line>
          <draw:line draw:style-name="gr7" draw:text-style-name="P1" draw:layer="Walls" svg:x1="16.781cm" svg:y1="15.25cm" svg:x2="16.429cm" svg:y2="15.25cm">
            <text:p/>
          </draw:line>
          <draw:line draw:style-name="gr7" draw:text-style-name="P1" draw:layer="Walls" svg:x1="17.887cm" svg:y1="15.35cm" svg:x2="17.535cm" svg:y2="15.35cm">
            <text:p/>
          </draw:line>
          <draw:rect draw:style-name="gr6" draw:text-style-name="P1" draw:layer="Walls" svg:width="9.935cm" svg:height="4.369cm" svg:x="13.08cm" svg:y="11.294cm">
            <text:p/>
          </draw:rect>
          <draw:line draw:style-name="gr7" draw:text-style-name="P1" draw:layer="Walls" svg:x1="13.08cm" svg:y1="12.294cm" svg:x2="14.821cm" svg:y2="12.294cm">
            <text:p/>
          </draw:line>
          <draw:line draw:style-name="gr7" draw:text-style-name="P1" draw:layer="Walls" svg:x1="13.08cm" svg:y1="14.625cm" svg:x2="14.821cm" svg:y2="14.625cm">
            <text:p/>
          </draw:line>
          <draw:line draw:style-name="gr4" draw:text-style-name="P1" draw:layer="Walls" svg:x1="25.324cm" svg:y1="11.294cm" svg:x2="24.479cm" svg:y2="11.294cm">
            <text:p/>
          </draw:line>
        </draw:g>
        <draw:rect draw:style-name="gr8" draw:text-style-name="P1" draw:layer="Walls" svg:width="2.373cm" svg:height="1.7cm" svg:x="12.627cm" svg:y="16.7cm">
          <text:p/>
        </draw:rect>
        <draw:rect draw:style-name="gr8" draw:text-style-name="P1" draw:layer="Walls" svg:width="2.373cm" svg:height="1.7cm" svg:x="12.627cm" svg:y="16.7cm">
          <text:p/>
        </draw:rect>
        <draw:rect draw:style-name="gr8" draw:text-style-name="P1" draw:layer="Walls" svg:width="2.373cm" svg:height="1.9cm" svg:x="12.627cm" svg:y="20.05cm">
          <text:p/>
        </draw:rect>
        <draw:line draw:style-name="gr4" draw:text-style-name="P1" draw:layer="Walls" svg:x1="9.501cm" svg:y1="24.201cm" svg:x2="9.501cm" svg:y2="31.6cm">
          <text:p/>
        </draw:line>
        <draw:line draw:style-name="gr4" draw:text-style-name="P1" draw:layer="Walls" svg:x1="9.501cm" svg:y1="24.201cm" svg:x2="9.531cm" svg:y2="15.65cm">
          <text:p/>
        </draw:line>
        <draw:line draw:style-name="gr4" draw:text-style-name="P1" draw:layer="Walls" svg:x1="9.531cm" svg:y1="15.65cm" svg:x2="9.531cm" svg:y2="6.096cm">
          <text:p/>
        </draw:line>
        <draw:line draw:style-name="gr4" draw:text-style-name="P1" draw:layer="Walls" svg:x1="20.45cm" svg:y1="24.525cm" svg:x2="21.551cm" svg:y2="23.241cm">
          <text:p/>
        </draw:line>
        <draw:line draw:style-name="gr4" draw:text-style-name="P1" draw:layer="Walls" svg:x1="21.551cm" svg:y1="23.241cm" svg:x2="23.751cm" svg:y2="23.241cm">
          <text:p/>
        </draw:line>
        <draw:line draw:style-name="gr4" draw:text-style-name="P1" draw:layer="Walls" svg:x1="30.015cm" svg:y1="17.656cm" svg:x2="20.5cm" svg:y2="17.657cm">
          <text:p/>
        </draw:line>
        <draw:line draw:style-name="gr4" draw:text-style-name="P1" draw:layer="Walls" svg:x1="30.362cm" svg:y1="11.279cm" svg:x2="28.654cm" svg:y2="11.276cm">
          <text:p/>
        </draw:line>
        <draw:line draw:style-name="gr4" draw:text-style-name="P1" draw:layer="Walls" svg:x1="28.654cm" svg:y1="10.777cm" svg:x2="28.651cm" svg:y2="8.501cm">
          <text:p/>
        </draw:line>
        <draw:line draw:style-name="gr4" draw:text-style-name="P1" draw:layer="Walls" svg:x1="29.55cm" svg:y1="9.689cm" svg:x2="29.55cm" svg:y2="8.506cm">
          <text:p/>
        </draw:line>
        <draw:line draw:style-name="gr4" draw:text-style-name="P1" draw:layer="Walls" svg:x1="28.654cm" svg:y1="8.506cm" svg:x2="29.642cm" svg:y2="7.975cm">
          <text:p/>
        </draw:line>
        <draw:line draw:style-name="gr4" draw:text-style-name="P1" draw:layer="Walls" svg:x1="29.642cm" svg:y1="7.975cm" svg:x2="29.703cm" svg:y2="7.951cm">
          <text:p/>
        </draw:line>
        <draw:line draw:style-name="gr4" draw:text-style-name="P1" draw:layer="Walls" svg:x1="9.531cm" svg:y1="6.092cm" svg:x2="19.701cm" svg:y2="6.092cm">
          <text:p/>
        </draw:line>
        <draw:line draw:style-name="gr4" draw:text-style-name="P1" draw:layer="Walls" svg:x1="19.526cm" svg:y1="25.578cm" svg:x2="19.526cm" svg:y2="27.92cm">
          <text:p/>
        </draw:line>
        <draw:line draw:style-name="gr4" draw:text-style-name="P1" draw:layer="Walls" svg:x1="19.526cm" svg:y1="27.92cm" svg:x2="24.545cm" svg:y2="27.919cm">
          <text:p/>
        </draw:line>
        <draw:line draw:style-name="gr4" draw:text-style-name="P1" draw:layer="Walls" svg:x1="20.45cm" svg:y1="24.525cm" svg:x2="19.526cm" svg:y2="25.578cm">
          <text:p/>
        </draw:line>
        <draw:line draw:style-name="gr4" draw:text-style-name="P1" draw:layer="Walls" svg:x1="21.6cm" svg:y1="31.6cm" svg:x2="9.5cm" svg:y2="31.6cm">
          <text:p/>
        </draw:line>
        <draw:line draw:style-name="gr4" draw:text-style-name="P1" draw:layer="Walls" svg:x1="33.45cm" svg:y1="31.6cm" svg:x2="21.6cm" svg:y2="31.6cm">
          <text:p/>
        </draw:line>
        <draw:line draw:style-name="gr4" draw:text-style-name="P1" draw:layer="Walls" svg:x1="38.651cm" svg:y1="17.64cm" svg:x2="38.651cm" svg:y2="21.8cm">
          <text:p/>
        </draw:line>
        <draw:line draw:style-name="gr4" draw:text-style-name="P1" draw:layer="Walls" svg:x1="39.302cm" svg:y1="13.651cm" svg:x2="38.901cm" svg:y2="13.651cm">
          <text:p/>
        </draw:line>
        <draw:line draw:style-name="gr4" draw:text-style-name="P1" draw:layer="Walls" svg:x1="35.251cm" svg:y1="13.651cm" svg:x2="36.973cm" svg:y2="10.256cm">
          <text:p/>
        </draw:line>
        <draw:line draw:style-name="gr4" draw:text-style-name="P1" draw:layer="Walls" svg:x1="36.973cm" svg:y1="10.256cm" svg:x2="38.611cm" svg:y2="10.251cm">
          <text:p/>
        </draw:line>
        <draw:line draw:style-name="gr4" draw:text-style-name="P1" draw:layer="Walls" svg:x1="38.611cm" svg:y1="10.251cm" svg:x2="38.611cm" svg:y2="10.001cm">
          <text:p/>
        </draw:line>
        <draw:line draw:style-name="gr4" draw:text-style-name="P1" draw:layer="Walls" svg:x1="38.611cm" svg:y1="10.001cm" svg:x2="39.043cm" svg:y2="10.001cm">
          <text:p/>
        </draw:line>
        <draw:line draw:style-name="gr4" draw:text-style-name="P1" draw:layer="Walls" svg:x1="29.701cm" svg:y1="7.951cm" svg:x2="29.798cm" svg:y2="7.984cm">
          <text:p/>
        </draw:line>
        <draw:line draw:style-name="gr4" draw:text-style-name="P1" draw:layer="Walls" svg:x1="29.798cm" svg:y1="7.984cm" svg:x2="29.872cm" svg:y2="8.031cm">
          <text:p/>
        </draw:line>
        <draw:line draw:style-name="gr4" draw:text-style-name="P1" draw:layer="Walls" svg:x1="29.872cm" svg:y1="8.031cm" svg:x2="29.924cm" svg:y2="8.07cm">
          <text:p/>
        </draw:line>
        <draw:line draw:style-name="gr4" draw:text-style-name="P1" draw:layer="Walls" svg:x1="29.924cm" svg:y1="8.07cm" svg:x2="29.95cm" svg:y2="8.079cm">
          <text:p/>
        </draw:line>
        <draw:line draw:style-name="gr4" draw:text-style-name="P1" draw:layer="Walls" svg:x1="29.95cm" svg:y1="8.079cm" svg:x2="30.356cm" svg:y2="8.507cm">
          <text:p/>
        </draw:line>
        <draw:line draw:style-name="gr4" draw:text-style-name="P1" draw:layer="Walls" svg:x1="19.7cm" svg:y1="6.083cm" svg:x2="37.325cm" svg:y2="6.101cm">
          <text:p/>
        </draw:line>
        <draw:line draw:style-name="gr4" draw:text-style-name="P1" draw:layer="Walls" svg:x1="37.325cm" svg:y1="6.101cm" svg:x2="37.325cm" svg:y2="4.75cm">
          <text:p/>
        </draw:line>
        <draw:line draw:style-name="gr4" draw:text-style-name="P1" draw:layer="Walls" svg:x1="37.325cm" svg:y1="4.75cm" svg:x2="48.08cm" svg:y2="4.752cm">
          <text:p/>
        </draw:line>
        <draw:line draw:style-name="gr4" draw:text-style-name="P1" draw:layer="Walls" svg:x1="47.21cm" svg:y1="12.9cm" svg:x2="48.08cm" svg:y2="4.752cm">
          <text:p/>
        </draw:line>
        <draw:line draw:style-name="gr4" draw:text-style-name="P1" draw:layer="Walls" svg:x1="39.043cm" svg:y1="10.001cm" svg:x2="39.302cm" svg:y2="10.001cm">
          <text:p/>
        </draw:line>
        <draw:line draw:style-name="gr4" draw:text-style-name="P1" draw:layer="Walls" svg:x1="45.2cm" svg:y1="31.6cm" svg:x2="46.023cm" svg:y2="23.901cm">
          <text:p/>
        </draw:line>
        <draw:line draw:style-name="gr4" draw:text-style-name="P1" draw:layer="Walls" svg:x1="24.494cm" svg:y1="23.241cm" svg:x2="23.751cm" svg:y2="23.241cm">
          <text:p/>
        </draw:line>
        <draw:line draw:style-name="gr4" draw:text-style-name="P1" draw:layer="Walls" svg:x1="24.15cm" svg:y1="21.65cm" svg:x2="29.633cm" svg:y2="21.65cm">
          <text:p/>
        </draw:line>
        <draw:line draw:style-name="gr4" draw:text-style-name="P1" draw:layer="Walls" svg:x1="38.651cm" svg:y1="21.8cm" svg:x2="29.634cm" svg:y2="21.8cm">
          <text:p/>
        </draw:line>
        <draw:line draw:style-name="gr4" draw:text-style-name="P1" draw:layer="Walls" svg:x1="45.2cm" svg:y1="31.6cm" svg:x2="33.45cm" svg:y2="31.6cm">
          <text:p/>
        </draw:line>
        <draw:line draw:style-name="gr4" draw:text-style-name="P1" draw:layer="Walls" svg:x1="35.251cm" svg:y1="13.651cm" svg:x2="38.901cm" svg:y2="13.651cm">
          <text:p/>
        </draw:line>
        <draw:line draw:style-name="gr4" draw:text-style-name="P1" draw:layer="Walls" svg:x1="38.651cm" svg:y1="17.649cm" svg:x2="30.015cm" svg:y2="17.656cm">
          <text:p/>
        </draw:line>
        <draw:rect draw:style-name="gr9" draw:text-style-name="P1" draw:layer="Walls" svg:width="1.702cm" svg:height="1.183cm" svg:x="28.654cm" svg:y="8.506cm">
          <text:p/>
        </draw:rect>
        <draw:rect draw:style-name="gr10" draw:text-style-name="P1" draw:layer="Walls" svg:width="1.708cm" svg:height="1.589cm" svg:x="28.654cm" svg:y="9.689cm">
          <text:p/>
        </draw:rect>
        <draw:rect draw:style-name="gr11" draw:text-style-name="P1" draw:layer="Walls" svg:width="1.675cm" svg:height="2.342cm" svg:x="19.525cm" svg:y="25.578cm">
          <text:p/>
        </draw:rect>
        <draw:rect draw:style-name="gr12" draw:text-style-name="P1" draw:layer="Walls" svg:width="1.616cm" svg:height="2.35cm" svg:x="21.201cm" svg:y="25.578cm">
          <text:p/>
        </draw:rect>
        <draw:rect draw:style-name="gr13" draw:text-style-name="P1" draw:layer="Walls" svg:width="1.677cm" svg:height="2.341cm" svg:x="22.816cm" svg:y="25.577cm">
          <text:p/>
        </draw:rect>
        <draw:rect draw:style-name="gr14" draw:text-style-name="P1" draw:layer="Walls" svg:width="2.437cm" svg:height="2.337cm" svg:x="22.056cm" svg:y="23.24cm">
          <text:p/>
        </draw:rect>
        <draw:rect draw:style-name="gr15" draw:text-style-name="P1" draw:layer="Walls" svg:width="1.185cm" svg:height="0.882cm" svg:x="23.415cm" svg:y="28.701cm">
          <text:p/>
        </draw:rect>
        <draw:rect draw:style-name="gr16" draw:text-style-name="P1" draw:layer="Walls" svg:width="1.185cm" svg:height="0.875cm" svg:x="23.415cm" svg:y="29.582cm">
          <text:p/>
        </draw:rect>
        <draw:rect draw:style-name="gr17" draw:text-style-name="P1" draw:layer="Walls" svg:width="1.535cm" svg:height="1.757cm" svg:x="24.596cm" svg:y="28.7cm">
          <text:p/>
        </draw:rect>
        <draw:line draw:style-name="gr4" draw:text-style-name="P1" draw:layer="Walls" svg:x1="21.551cm" svg:y1="23.241cm" svg:x2="22.057cm" svg:y2="23.241cm">
          <text:p/>
        </draw:line>
        <draw:line draw:style-name="gr4" draw:text-style-name="P1" draw:layer="Walls" svg:x1="22.057cm" svg:y1="23.241cm" svg:x2="22.057cm" svg:y2="25.578cm">
          <text:p/>
        </draw:line>
        <draw:line draw:style-name="gr4" draw:text-style-name="P1" draw:layer="Walls" svg:x1="22.057cm" svg:y1="25.578cm" svg:x2="19.534cm" svg:y2="25.578cm">
          <text:p/>
        </draw:line>
        <draw:line draw:style-name="gr4" draw:text-style-name="P1" draw:layer="Walls" svg:x1="19.534cm" svg:y1="25.578cm" svg:x2="20.45cm" svg:y2="24.525cm">
          <text:p/>
        </draw:line>
        <draw:line draw:style-name="gr4" draw:text-style-name="P1" draw:layer="Walls" svg:x1="20.45cm" svg:y1="24.525cm" svg:x2="21.551cm" svg:y2="23.241cm">
          <text:p/>
        </draw:line>
        <draw:line draw:style-name="gr4" draw:text-style-name="P1" draw:layer="Walls" svg:x1="35.251cm" svg:y1="13.651cm" svg:x2="39.302cm" svg:y2="13.651cm">
          <text:p/>
        </draw:line>
        <draw:line draw:style-name="gr4" draw:text-style-name="P1" draw:layer="Walls" svg:x1="39.302cm" svg:y1="13.651cm" svg:x2="39.302cm" svg:y2="11.914cm">
          <text:p/>
        </draw:line>
        <draw:line draw:style-name="gr4" draw:text-style-name="P1" draw:layer="Walls" svg:x1="39.302cm" svg:y1="11.914cm" svg:x2="36.151cm" svg:y2="11.914cm">
          <text:p/>
        </draw:line>
        <draw:line draw:style-name="gr4" draw:text-style-name="P1" draw:layer="Walls" svg:x1="36.151cm" svg:y1="11.914cm" svg:x2="35.251cm" svg:y2="13.651cm">
          <text:p/>
        </draw:line>
        <draw:line draw:style-name="gr4" draw:text-style-name="P1" draw:layer="Walls" svg:x1="36.151cm" svg:y1="11.914cm" svg:x2="39.302cm" svg:y2="11.914cm">
          <text:p/>
        </draw:line>
        <draw:line draw:style-name="gr4" draw:text-style-name="P1" draw:layer="Walls" svg:x1="39.302cm" svg:y1="11.914cm" svg:x2="39.302cm" svg:y2="10.001cm">
          <text:p/>
        </draw:line>
        <draw:line draw:style-name="gr4" draw:text-style-name="P1" draw:layer="Walls" svg:x1="39.302cm" svg:y1="10.001cm" svg:x2="38.611cm" svg:y2="10.001cm">
          <text:p/>
        </draw:line>
        <draw:line draw:style-name="gr4" draw:text-style-name="P1" draw:layer="Walls" svg:x1="38.611cm" svg:y1="10.001cm" svg:x2="38.611cm" svg:y2="10.251cm">
          <text:p/>
        </draw:line>
        <draw:line draw:style-name="gr4" draw:text-style-name="P1" draw:layer="Walls" svg:x1="38.611cm" svg:y1="10.251cm" svg:x2="36.973cm" svg:y2="10.256cm">
          <text:p/>
        </draw:line>
        <draw:line draw:style-name="gr4" draw:text-style-name="P1" draw:layer="Walls" svg:x1="36.973cm" svg:y1="10.256cm" svg:x2="36.151cm" svg:y2="11.914cm">
          <text:p/>
        </draw:line>
        <draw:line draw:style-name="gr4" draw:text-style-name="P1" draw:layer="Walls" svg:x1="29.633cm" svg:y1="21.65cm" svg:x2="29.634cm" svg:y2="21.8cm">
          <text:p/>
        </draw:line>
        <draw:polygon draw:style-name="gr18" draw:text-style-name="P1" draw:layer="Walls" svg:width="0.899cm" svg:height="1.499cm" svg:x="14.3cm" svg:y="28.65cm" svg:viewBox="0 0 900 1500" draw:points="0,0 900,0 900,1500 0,1500">
          <text:p/>
        </draw:polygon>
        <draw:polygon draw:style-name="gr18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polyline draw:style-name="gr19" draw:text-style-name="P1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custom-shape draw:style-name="gr20" draw:text-style-name="P2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polyline draw:style-name="gr23" draw:text-style-name="P1" draw:layer="Walls" svg:width="5.109cm" svg:height="1.775cm" draw:transform="rotate (2.6457446130982) translate (24.15cm 21.651cm)" svg:viewBox="0 0 5110 1776" draw:points="0,0 3468,0 4078,182 4424,506 5110,1776">
          <text:p/>
        </draw:polyline>
        <draw:frame draw:style-name="gr24" draw:text-style-name="P3" draw:layer="PDF_Base" svg:width="12.65cm" svg:height="1.85cm" svg:x="1.75cm" svg:y="1.6cm">
          <draw:text-box>
            <text:p>Level 11</text:p>
          </draw:text-box>
        </draw:frame>
        <draw:rect draw:style-name="gr25" draw:text-style-name="P1" draw:layer="PDF_Base" svg:width="1.643cm" svg:height="1.032cm" svg:x="13.09cm" svg:y="14.632cm">
          <text:p/>
        </draw:rect>
        <draw:polygon draw:style-name="gr26" draw:text-style-name="P4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27" draw:text-style-name="P5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28" draw:text-style-name="P6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29" draw:text-style-name="P7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30" draw:text-style-name="P8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31" draw:text-style-name="P9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polygon draw:style-name="gr32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32" draw:text-style-name="P1" draw:layer="AC_Zones" svg:width="11.932cm" svg:height="1.991cm" svg:x="20.417cm" svg:y="15.663cm" svg:viewBox="0 0 11933 1992" draw:points="0,1992 0,0 11933,0 11933,1992">
          <text:p/>
        </draw:polygon>
        <draw:polygon draw:style-name="gr32" draw:text-style-name="P1" draw:layer="AC_Zones" svg:width="3.905cm" svg:height="7.094cm" svg:x="24.756cm" svg:y="7.805cm" svg:viewBox="0 0 3906 7095" draw:points="3906,0 0,0 1,5507 1280,5509 1282,3495 2425,3489 3906,7095">
          <text:p/>
        </draw:polygon>
        <draw:polygon draw:style-name="gr32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33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32" draw:text-style-name="P1" draw:layer="AC_Zones" svg:width="2.449cm" svg:height="5.844cm" svg:x="38.65cm" svg:y="17.5cm" svg:viewBox="0 0 2450 5845" draw:points="1,157 0,5844 2450,5845 2450,0 50,0 50,155">
          <text:p/>
        </draw:polygon>
        <draw:polygon draw:style-name="gr32" draw:text-style-name="P1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32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32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32" draw:text-style-name="P1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32" draw:text-style-name="P1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32" draw:text-style-name="P1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32" draw:text-style-name="P1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32" draw:text-style-name="P1" draw:layer="AC_Zones" svg:width="3.774cm" svg:height="4.304cm" svg:x="40.45cm" svg:y="23.345cm" svg:viewBox="0 0 3775 4305" draw:points="650,455 650,0 0,0 0,4305 3391,4305 3775,991">
          <text:p/>
        </draw:polygon>
        <draw:polygon draw:style-name="gr32" draw:text-style-name="P1" draw:layer="AC_Zones" svg:width="2.01cm" svg:height="4.149cm" svg:x="43.639cm" svg:y="27.45cm" svg:viewBox="0 0 2011 4150" draw:points="0,2400 1561,4150 2011,0 261,0">
          <text:p/>
        </draw:polygon>
        <draw:polygon draw:style-name="gr32" draw:text-style-name="P1" draw:layer="AC_Zones" svg:width="11.749cm" svg:height="1.749cm" svg:x="33.45cm" svg:y="29.85cm" svg:viewBox="0 0 11750 1750" draw:points="11750,1750 0,1750 0,0 10189,0">
          <text:p/>
        </draw:polygon>
        <draw:custom-shape draw:style-name="gr34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2.849cm" svg:height="1.993cm" svg:x="32.35cm" svg:y="15.663cm" svg:viewBox="0 0 2850 1994" draw:points="2850,0 2850,1994 0,1994 0,0">
          <text:p/>
        </draw:polygon>
        <draw:custom-shape draw:style-name="gr35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AC_Zones" svg:width="1.732cm" svg:height="1.006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1.732cm" svg:height="2.337cm" svg:x="13.089cm" svg:y="12.2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732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9.936cm" svg:height="4.369cm" svg:x="14.821cm" svg:y="11.2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AC_Zones" svg:width="1.598cm" svg:height="2.348cm" svg:x="24.757cm" svg:y="13.315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1.964cm" svg:height="2.019cm" svg:x="26.035cm" svg:y="11.294cm" svg:viewBox="0 0 1965 2020" draw:points="1146,0 2,0 0,2020 1965,2020">
          <text:p/>
        </draw:polygon>
        <draw:custom-shape draw:style-name="gr41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AC_Zones" svg:width="1.617cm" svg:height="2.342cm" svg:x="21.192cm" svg:y="25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2.521cm" svg:height="2.336cm" svg:x="19.534cm" svg:y="23.24cm" svg:viewBox="0 0 2522 2337" draw:points="2016,0 2522,0 2522,2337 0,2337 416,1810">
          <text:p/>
        </draw:polygon>
        <draw:polygon draw:style-name="gr32" draw:text-style-name="P1" draw:layer="AC_Zones" svg:width="2.305cm" svg:height="2.348cm" svg:x="26.356cm" svg:y="13.314cm" svg:viewBox="0 0 2306 2349" draw:points="1644,0 0,0 0,2349 1903,2349 2306,1586">
          <text:p/>
        </draw:polygon>
        <draw:custom-shape draw:style-name="gr52" draw:text-style-name="P1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1" draw:layer="AC_Zones" svg:width="13.505cm" svg:height="3.488cm" svg:x="11.251cm" svg:y="7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32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55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7" draw:text-style-name="P1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9" draw:text-style-name="P1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32" draw:text-style-name="P1" draw:layer="AC_Zones" svg:width="2.121cm" svg:height="3.549cm" svg:x="43.9cm" svg:y="23.9cm" svg:viewBox="0 0 2122 3550" draw:points="0,3550 1750,3550 2122,0 325,436">
          <text:p/>
        </draw:polygon>
        <draw:polygon draw:style-name="gr59" draw:text-style-name="P1" draw:layer="AC_Zones" svg:width="1.748cm" svg:height="2.449cm" svg:x="9.501cm" svg:y="22.6cm" svg:viewBox="0 0 1749 2450" draw:points="0,0 1749,0 1749,2450 0,2450">
          <text:p/>
        </draw:polygon>
        <draw:polygon draw:style-name="gr59" draw:text-style-name="P1" draw:layer="AC_Zones" svg:width="5.416cm" svg:height="1.886cm" svg:x="15cm" svg:y="15.663cm" svg:viewBox="0 0 5417 1887" draw:points="5417,1 0,0 0,1887 5417,1887">
          <text:p/>
        </draw:polygon>
        <draw:polygon draw:style-name="gr59" draw:text-style-name="P1" draw:layer="AC_Zones" svg:width="1.742cm" svg:height="7.449cm" svg:x="9.507cm" svg:y="15.15cm" svg:viewBox="0 0 1743 7450" draw:points="0,7450 1743,7450 1740,0 25,0">
          <text:p/>
        </draw:polygon>
        <draw:polygon draw:style-name="gr59" draw:text-style-name="P1" draw:layer="AC_Zones" svg:width="3.749cm" svg:height="6.286cm" svg:x="11.25cm" svg:y="15.663cm" svg:viewBox="0 0 3750 6287" draw:points="3750,1 3750,1037 1377,1037 1377,6287 1,6287 0,0">
          <text:p/>
        </draw:polygon>
        <draw:polygon draw:style-name="gr32" draw:text-style-name="P1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32" draw:text-style-name="P1" draw:layer="AC_Zones" svg:width="6.691cm" svg:height="1.723cm" svg:x="32.35cm" svg:y="6.095cm" svg:viewBox="0 0 6692 1724" draw:points="0,0 4974,5 6692,1724 0,1724">
          <text:p/>
        </draw:polygon>
        <draw:polygon draw:style-name="gr60" draw:text-style-name="P1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59" draw:text-style-name="P1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59" draw:text-style-name="P1" draw:layer="AC_Zones" svg:width="8.698cm" svg:height="3.099cm" svg:x="11.251cm" svg:y="21.95cm" svg:viewBox="0 0 8699 3100" draw:points="0,0 5299,0 8699,3100 0,3100">
          <text:p/>
        </draw:polygon>
        <draw:polygon draw:style-name="gr59" draw:text-style-name="P1" draw:layer="AC_Zones" svg:width="1.748cm" svg:height="6.549cm" svg:x="9.502cm" svg:y="25.05cm" svg:viewBox="0 0 1749 6550" draw:points="0,6550 1749,4800 1749,0 0,0">
          <text:p/>
        </draw:polygon>
        <draw:polygon draw:style-name="gr59" draw:text-style-name="P1" draw:layer="AC_Zones" svg:width="8.699cm" svg:height="4.799cm" svg:x="11.25cm" svg:y="25.05cm" svg:viewBox="0 0 8700 4800" draw:points="0,4800 3050,4800 3050,3600 3950,3600 3950,4797 8150,4797 8150,650 8700,0 1,0">
          <text:p/>
        </draw:polygon>
        <draw:custom-shape draw:style-name="gr61" draw:text-style-name="P1" draw:layer="AC_Zones" svg:width="1.666cm" svg:height="2.342cm" svg:x="19.534cm" svg:y="25.577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AC_Zones" svg:x1="30.35cm" svg:y1="27.918cm" svg:x2="30.35cm" svg:y2="29.85cm">
          <text:p/>
        </draw:line>
        <draw:custom-shape draw:style-name="gr62" draw:text-style-name="P1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4" draw:text-style-name="P1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59" draw:text-style-name="P1" draw:layer="AC_Zones" svg:width="7.943cm" svg:height="3.099cm" svg:x="16.55cm" svg:y="21.95cm" svg:viewBox="0 0 7944 3100" draw:points="7943,0 0,0 3400,3100 5001,1290 7944,1290">
          <text:p/>
        </draw:polygon>
        <draw:polygon draw:style-name="gr59" draw:text-style-name="P1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59" draw:text-style-name="P1" draw:layer="AC_Zones" svg:width="9.494cm" svg:height="4.399cm" svg:x="15cm" svg:y="17.55cm" svg:viewBox="0 0 9495 4400" draw:points="9495,4400 0,4400 0,0 3002,0 3002,800 3352,1450 3652,1700 7850,4100 9495,4100">
          <text:p/>
        </draw:polygon>
        <draw:polygon draw:style-name="gr32" draw:text-style-name="P1" draw:layer="AC_Zones" svg:width="3.399cm" svg:height="1.723cm" svg:x="28.95cm" svg:y="6.095cm" svg:viewBox="0 0 3400 1724" draw:points="3400,0 50,0 0,1724 3400,1724">
          <text:p/>
        </draw:polygon>
        <draw:g>
          <draw:line draw:style-name="gr2" draw:text-style-name="P1" draw:layer="AC_Zones" svg:x1="46.726cm" svg:y1="53.403cm" svg:x2="46.726cm" svg:y2="48.134cm">
            <text:p/>
          </draw:line>
          <draw:line draw:style-name="gr2" draw:text-style-name="P1" draw:layer="AC_Zones" svg:x1="47.17cm" svg:y1="48.134cm" svg:x2="45.949cm" svg:y2="48.134cm">
            <text:p/>
          </draw:line>
          <draw:line draw:style-name="gr2" draw:text-style-name="P1" draw:layer="AC_Zones" svg:x1="61.761cm" svg:y1="53.403cm" svg:x2="45.949cm" svg:y2="53.403cm">
            <text:p/>
          </draw:line>
          <draw:line draw:style-name="gr2" draw:text-style-name="P1" draw:layer="AC_Zones" svg:x1="48.612cm" svg:y1="48.134cm" svg:x2="48.612cm" svg:y2="50.17cm">
            <text:p/>
          </draw:line>
          <draw:line draw:style-name="gr2" draw:text-style-name="P1" draw:layer="AC_Zones" svg:x1="61.761cm" svg:y1="48.134cm" svg:x2="47.891cm" svg:y2="48.134cm">
            <text:p/>
          </draw:line>
          <draw:line draw:style-name="gr2" draw:text-style-name="P1" draw:layer="AC_Zones" svg:x1="47.891cm" svg:y1="49.092cm" svg:x2="47.891cm" svg:y2="48.134cm">
            <text:p/>
          </draw:line>
          <draw:line draw:style-name="gr2" draw:text-style-name="P1" draw:layer="AC_Zones" svg:x1="47.17cm" svg:y1="50.169cm" svg:x2="46.726cm" svg:y2="50.169cm">
            <text:p/>
          </draw:line>
          <draw:line draw:style-name="gr2" draw:text-style-name="P1" draw:layer="AC_Zones" svg:x1="47.17cm" svg:y1="48.732cm" svg:x2="46.726cm" svg:y2="48.732cm">
            <text:p/>
          </draw:line>
          <draw:line draw:style-name="gr2" draw:text-style-name="P1" draw:layer="AC_Zones" svg:x1="48.612cm" svg:y1="49.092cm" svg:x2="47.891cm" svg:y2="49.092cm">
            <text:p/>
          </draw:line>
          <draw:line draw:style-name="gr2" draw:text-style-name="P1" draw:layer="AC_Zones" svg:x1="48.168cm" svg:y1="50.169cm" svg:x2="48.168cm" svg:y2="52.504cm">
            <text:p/>
          </draw:line>
          <draw:line draw:style-name="gr2" draw:text-style-name="P1" draw:layer="AC_Zones" svg:x1="48.168cm" svg:y1="50.948cm" svg:x2="46.726cm" svg:y2="50.948cm">
            <text:p/>
          </draw:line>
          <draw:line draw:style-name="gr2" draw:text-style-name="P1" draw:layer="AC_Zones" svg:x1="48.168cm" svg:y1="52.505cm" svg:x2="46.726cm" svg:y2="52.505cm">
            <text:p/>
          </draw:line>
          <draw:line draw:style-name="gr2" draw:text-style-name="P1" draw:layer="AC_Zones" svg:x1="48.39cm" svg:y1="51.606cm" svg:x2="48.168cm" svg:y2="51.606cm">
            <text:p/>
          </draw:line>
          <draw:line draw:style-name="gr2" draw:text-style-name="P1" draw:layer="AC_Zones" svg:x1="49.832cm" svg:y1="52.505cm" svg:x2="48.39cm" svg:y2="52.505cm">
            <text:p/>
          </draw:line>
          <draw:line draw:style-name="gr2" draw:text-style-name="P1" draw:layer="AC_Zones" svg:x1="48.39cm" svg:y1="51.606cm" svg:x2="48.39cm" svg:y2="52.504cm">
            <text:p/>
          </draw:line>
          <draw:line draw:style-name="gr2" draw:text-style-name="P1" draw:layer="AC_Zones" svg:x1="56.99cm" svg:y1="52.684cm" svg:x2="46.726cm" svg:y2="52.684cm">
            <text:p/>
          </draw:line>
          <draw:line draw:style-name="gr2" draw:text-style-name="P1" draw:layer="AC_Zones" svg:x1="47.059cm" svg:y1="52.684cm" svg:x2="47.059cm" svg:y2="53.403cm">
            <text:p/>
          </draw:line>
          <draw:line draw:style-name="gr2" draw:text-style-name="P1" draw:layer="AC_Zones" svg:x1="49.999cm" svg:y1="52.684cm" svg:x2="49.999cm" svg:y2="53.403cm">
            <text:p/>
          </draw:line>
          <draw:line draw:style-name="gr2" draw:text-style-name="P1" draw:layer="AC_Zones" svg:x1="48.834cm" svg:y1="50.169cm" svg:x2="48.834cm" svg:y2="50.888cm">
            <text:p/>
          </draw:line>
          <draw:line draw:style-name="gr2" draw:text-style-name="P1" draw:layer="AC_Zones" svg:x1="56.99cm" svg:y1="53.403cm" svg:x2="56.99cm" svg:y2="48.134cm">
            <text:p/>
          </draw:line>
          <draw:line draw:style-name="gr2" draw:text-style-name="P1" draw:layer="AC_Zones" svg:x1="52.662cm" svg:y1="50.169cm" svg:x2="52.662cm" svg:y2="53.402cm">
            <text:p/>
          </draw:line>
          <draw:line draw:style-name="gr2" draw:text-style-name="P1" draw:layer="AC_Zones" svg:x1="55.381cm" svg:y1="51.606cm" svg:x2="55.381cm" svg:y2="52.684cm">
            <text:p/>
          </draw:line>
          <draw:line draw:style-name="gr2" draw:text-style-name="P1" draw:layer="AC_Zones" svg:x1="53.162cm" svg:y1="52.684cm" svg:x2="53.162cm" svg:y2="53.403cm">
            <text:p/>
          </draw:line>
          <draw:line draw:style-name="gr2" draw:text-style-name="P1" draw:layer="AC_Zones" svg:x1="54.993cm" svg:y1="52.684cm" svg:x2="54.993cm" svg:y2="53.403cm">
            <text:p/>
          </draw:line>
          <draw:line draw:style-name="gr2" draw:text-style-name="P1" draw:layer="AC_Zones" svg:x1="56.99cm" svg:y1="50.888cm" svg:x2="55.603cm" svg:y2="50.888cm">
            <text:p/>
          </draw:line>
          <draw:line draw:style-name="gr2" draw:text-style-name="P1" draw:layer="AC_Zones" svg:x1="55.602cm" svg:y1="50.169cm" svg:x2="48.168cm" svg:y2="50.169cm">
            <text:p/>
          </draw:line>
          <draw:line draw:style-name="gr2" draw:text-style-name="P1" draw:layer="AC_Zones" svg:x1="55.603cm" svg:y1="50.169cm" svg:x2="55.603cm" svg:y2="50.888cm">
            <text:p/>
          </draw:line>
          <draw:line draw:style-name="gr2" draw:text-style-name="P1" draw:layer="AC_Zones" svg:x1="55.381cm" svg:y1="52.505cm" svg:x2="52.662cm" svg:y2="52.505cm">
            <text:p/>
          </draw:line>
          <draw:line draw:style-name="gr2" draw:text-style-name="P1" draw:layer="AC_Zones" svg:x1="54.604cm" svg:y1="50.409cm" svg:x2="53.217cm" svg:y2="50.409cm">
            <text:p/>
          </draw:line>
          <draw:line draw:style-name="gr2" draw:text-style-name="P1" draw:layer="AC_Zones" svg:x1="53.217cm" svg:y1="51.007cm" svg:x2="53.217cm" svg:y2="50.169cm">
            <text:p/>
          </draw:line>
          <draw:line draw:style-name="gr2" draw:text-style-name="P1" draw:layer="AC_Zones" svg:x1="52.052cm" svg:y1="50.169cm" svg:x2="52.052cm" svg:y2="51.007cm">
            <text:p/>
          </draw:line>
          <draw:line draw:style-name="gr2" draw:text-style-name="P1" draw:layer="AC_Zones" svg:x1="53.217cm" svg:y1="51.008cm" svg:x2="52.052cm" svg:y2="51.008cm">
            <text:p/>
          </draw:line>
          <draw:line draw:style-name="gr2" draw:text-style-name="P1" draw:layer="AC_Zones" svg:x1="54.604cm" svg:y1="50.888cm" svg:x2="54.604cm" svg:y2="50.169cm">
            <text:p/>
          </draw:line>
          <draw:line draw:style-name="gr2" draw:text-style-name="P1" draw:layer="AC_Zones" svg:x1="54.826cm" svg:y1="50.888cm" svg:x2="54.826cm" svg:y2="50.169cm">
            <text:p/>
          </draw:line>
          <draw:line draw:style-name="gr2" draw:text-style-name="P1" draw:layer="AC_Zones" svg:x1="54.826cm" svg:y1="50.888cm" svg:x2="54.604cm" svg:y2="50.888cm">
            <text:p/>
          </draw:line>
          <draw:line draw:style-name="gr2" draw:text-style-name="P1" draw:layer="AC_Zones" svg:x1="48.834cm" svg:y1="50.888cm" svg:x2="49.888cm" svg:y2="50.888cm">
            <text:p/>
          </draw:line>
          <draw:line draw:style-name="gr2" draw:text-style-name="P1" draw:layer="AC_Zones" svg:x1="49.888cm" svg:y1="50.169cm" svg:x2="49.888cm" svg:y2="50.888cm">
            <text:p/>
          </draw:line>
          <draw:line draw:style-name="gr2" draw:text-style-name="P1" draw:layer="AC_Zones" svg:x1="54.993cm" svg:y1="48.134cm" svg:x2="54.993cm" svg:y2="50.17cm">
            <text:p/>
          </draw:line>
          <draw:line draw:style-name="gr2" draw:text-style-name="P1" draw:layer="AC_Zones" svg:x1="55.658cm" svg:y1="48.134cm" svg:x2="55.658cm" svg:y2="49.092cm">
            <text:p/>
          </draw:line>
          <draw:line draw:style-name="gr2" draw:text-style-name="P1" draw:layer="AC_Zones" svg:x1="55.659cm" svg:y1="49.092cm" svg:x2="54.993cm" svg:y2="49.092cm">
            <text:p/>
          </draw:line>
          <draw:line draw:style-name="gr2" draw:text-style-name="P1" draw:layer="AC_Zones" svg:x1="56.989cm" svg:y1="48.732cm" svg:x2="56.601cm" svg:y2="48.732cm">
            <text:p/>
          </draw:line>
          <draw:line draw:style-name="gr2" draw:text-style-name="P1" draw:layer="AC_Zones" svg:x1="56.989cm" svg:y1="49.69cm" svg:x2="56.601cm" svg:y2="49.69cm">
            <text:p/>
          </draw:line>
          <draw:line draw:style-name="gr2" draw:text-style-name="P1" draw:layer="AC_Zones" svg:x1="56.989cm" svg:y1="50.169cm" svg:x2="56.601cm" svg:y2="50.169cm">
            <text:p/>
          </draw:line>
          <draw:line draw:style-name="gr2" draw:text-style-name="P1" draw:layer="AC_Zones" svg:x1="61.761cm" svg:y1="51.427cm" svg:x2="56.99cm" svg:y2="51.427cm">
            <text:p/>
          </draw:line>
          <draw:line draw:style-name="gr2" draw:text-style-name="P1" draw:layer="AC_Zones" svg:x1="59.431cm" svg:y1="53.403cm" svg:x2="59.431cm" svg:y2="51.427cm">
            <text:p/>
          </draw:line>
          <draw:line draw:style-name="gr2" draw:text-style-name="P1" draw:layer="AC_Zones" svg:x1="60.652cm" svg:y1="53.403cm" svg:x2="60.652cm" svg:y2="51.427cm">
            <text:p/>
          </draw:line>
          <draw:line draw:style-name="gr2" draw:text-style-name="P1" draw:layer="AC_Zones" svg:x1="61.761cm" svg:y1="53.403cm" svg:x2="61.761cm" svg:y2="48.134cm">
            <text:p/>
          </draw:line>
        </draw:g>
        <draw:g>
          <draw:line draw:style-name="gr2" draw:text-style-name="P1" draw:layer="AC_Zones" svg:x1="46.726cm" svg:y1="53.403cm" svg:x2="46.726cm" svg:y2="48.134cm">
            <text:p/>
          </draw:line>
          <draw:line draw:style-name="gr2" draw:text-style-name="P1" draw:layer="AC_Zones" svg:x1="47.17cm" svg:y1="48.134cm" svg:x2="45.949cm" svg:y2="48.134cm">
            <text:p/>
          </draw:line>
          <draw:line draw:style-name="gr2" draw:text-style-name="P1" draw:layer="AC_Zones" svg:x1="61.761cm" svg:y1="53.403cm" svg:x2="45.949cm" svg:y2="53.403cm">
            <text:p/>
          </draw:line>
          <draw:line draw:style-name="gr2" draw:text-style-name="P1" draw:layer="AC_Zones" svg:x1="48.612cm" svg:y1="48.134cm" svg:x2="48.612cm" svg:y2="50.17cm">
            <text:p/>
          </draw:line>
          <draw:line draw:style-name="gr2" draw:text-style-name="P1" draw:layer="AC_Zones" svg:x1="61.761cm" svg:y1="48.134cm" svg:x2="47.891cm" svg:y2="48.134cm">
            <text:p/>
          </draw:line>
          <draw:line draw:style-name="gr2" draw:text-style-name="P1" draw:layer="AC_Zones" svg:x1="47.891cm" svg:y1="49.092cm" svg:x2="47.891cm" svg:y2="48.134cm">
            <text:p/>
          </draw:line>
          <draw:line draw:style-name="gr2" draw:text-style-name="P1" draw:layer="AC_Zones" svg:x1="47.17cm" svg:y1="50.169cm" svg:x2="46.726cm" svg:y2="50.169cm">
            <text:p/>
          </draw:line>
          <draw:line draw:style-name="gr2" draw:text-style-name="P1" draw:layer="AC_Zones" svg:x1="47.17cm" svg:y1="48.732cm" svg:x2="46.726cm" svg:y2="48.732cm">
            <text:p/>
          </draw:line>
          <draw:line draw:style-name="gr2" draw:text-style-name="P1" draw:layer="AC_Zones" svg:x1="48.612cm" svg:y1="49.092cm" svg:x2="47.891cm" svg:y2="49.092cm">
            <text:p/>
          </draw:line>
          <draw:line draw:style-name="gr2" draw:text-style-name="P1" draw:layer="AC_Zones" svg:x1="48.168cm" svg:y1="50.169cm" svg:x2="48.168cm" svg:y2="52.504cm">
            <text:p/>
          </draw:line>
          <draw:line draw:style-name="gr2" draw:text-style-name="P1" draw:layer="AC_Zones" svg:x1="48.168cm" svg:y1="50.948cm" svg:x2="46.726cm" svg:y2="50.948cm">
            <text:p/>
          </draw:line>
          <draw:line draw:style-name="gr2" draw:text-style-name="P1" draw:layer="AC_Zones" svg:x1="48.168cm" svg:y1="52.505cm" svg:x2="46.726cm" svg:y2="52.505cm">
            <text:p/>
          </draw:line>
          <draw:line draw:style-name="gr2" draw:text-style-name="P1" draw:layer="AC_Zones" svg:x1="48.39cm" svg:y1="51.606cm" svg:x2="48.168cm" svg:y2="51.606cm">
            <text:p/>
          </draw:line>
          <draw:line draw:style-name="gr2" draw:text-style-name="P1" draw:layer="AC_Zones" svg:x1="49.832cm" svg:y1="52.505cm" svg:x2="48.39cm" svg:y2="52.505cm">
            <text:p/>
          </draw:line>
          <draw:line draw:style-name="gr2" draw:text-style-name="P1" draw:layer="AC_Zones" svg:x1="48.39cm" svg:y1="51.606cm" svg:x2="48.39cm" svg:y2="52.504cm">
            <text:p/>
          </draw:line>
          <draw:line draw:style-name="gr2" draw:text-style-name="P1" draw:layer="AC_Zones" svg:x1="56.99cm" svg:y1="52.684cm" svg:x2="46.726cm" svg:y2="52.684cm">
            <text:p/>
          </draw:line>
          <draw:line draw:style-name="gr2" draw:text-style-name="P1" draw:layer="AC_Zones" svg:x1="47.059cm" svg:y1="52.684cm" svg:x2="47.059cm" svg:y2="53.403cm">
            <text:p/>
          </draw:line>
          <draw:line draw:style-name="gr2" draw:text-style-name="P1" draw:layer="AC_Zones" svg:x1="49.999cm" svg:y1="52.684cm" svg:x2="49.999cm" svg:y2="53.403cm">
            <text:p/>
          </draw:line>
          <draw:line draw:style-name="gr2" draw:text-style-name="P1" draw:layer="AC_Zones" svg:x1="48.834cm" svg:y1="50.169cm" svg:x2="48.834cm" svg:y2="50.888cm">
            <text:p/>
          </draw:line>
          <draw:line draw:style-name="gr2" draw:text-style-name="P1" draw:layer="AC_Zones" svg:x1="56.99cm" svg:y1="53.403cm" svg:x2="56.99cm" svg:y2="48.134cm">
            <text:p/>
          </draw:line>
          <draw:line draw:style-name="gr2" draw:text-style-name="P1" draw:layer="AC_Zones" svg:x1="52.662cm" svg:y1="50.169cm" svg:x2="52.662cm" svg:y2="53.402cm">
            <text:p/>
          </draw:line>
          <draw:line draw:style-name="gr2" draw:text-style-name="P1" draw:layer="AC_Zones" svg:x1="55.381cm" svg:y1="51.606cm" svg:x2="55.381cm" svg:y2="52.684cm">
            <text:p/>
          </draw:line>
          <draw:line draw:style-name="gr2" draw:text-style-name="P1" draw:layer="AC_Zones" svg:x1="53.162cm" svg:y1="52.684cm" svg:x2="53.162cm" svg:y2="53.403cm">
            <text:p/>
          </draw:line>
          <draw:line draw:style-name="gr2" draw:text-style-name="P1" draw:layer="AC_Zones" svg:x1="54.993cm" svg:y1="52.684cm" svg:x2="54.993cm" svg:y2="53.403cm">
            <text:p/>
          </draw:line>
          <draw:line draw:style-name="gr2" draw:text-style-name="P1" draw:layer="AC_Zones" svg:x1="56.99cm" svg:y1="50.888cm" svg:x2="55.603cm" svg:y2="50.888cm">
            <text:p/>
          </draw:line>
          <draw:line draw:style-name="gr2" draw:text-style-name="P1" draw:layer="AC_Zones" svg:x1="55.602cm" svg:y1="50.169cm" svg:x2="48.168cm" svg:y2="50.169cm">
            <text:p/>
          </draw:line>
          <draw:line draw:style-name="gr2" draw:text-style-name="P1" draw:layer="AC_Zones" svg:x1="55.603cm" svg:y1="50.169cm" svg:x2="55.603cm" svg:y2="50.888cm">
            <text:p/>
          </draw:line>
          <draw:line draw:style-name="gr2" draw:text-style-name="P1" draw:layer="AC_Zones" svg:x1="55.381cm" svg:y1="52.505cm" svg:x2="52.662cm" svg:y2="52.505cm">
            <text:p/>
          </draw:line>
          <draw:line draw:style-name="gr2" draw:text-style-name="P1" draw:layer="AC_Zones" svg:x1="54.604cm" svg:y1="50.409cm" svg:x2="53.217cm" svg:y2="50.409cm">
            <text:p/>
          </draw:line>
          <draw:line draw:style-name="gr2" draw:text-style-name="P1" draw:layer="AC_Zones" svg:x1="53.217cm" svg:y1="51.007cm" svg:x2="53.217cm" svg:y2="50.169cm">
            <text:p/>
          </draw:line>
          <draw:line draw:style-name="gr2" draw:text-style-name="P1" draw:layer="AC_Zones" svg:x1="52.052cm" svg:y1="50.169cm" svg:x2="52.052cm" svg:y2="51.007cm">
            <text:p/>
          </draw:line>
          <draw:line draw:style-name="gr2" draw:text-style-name="P1" draw:layer="AC_Zones" svg:x1="53.217cm" svg:y1="51.008cm" svg:x2="52.052cm" svg:y2="51.008cm">
            <text:p/>
          </draw:line>
          <draw:line draw:style-name="gr2" draw:text-style-name="P1" draw:layer="AC_Zones" svg:x1="54.604cm" svg:y1="50.888cm" svg:x2="54.604cm" svg:y2="50.169cm">
            <text:p/>
          </draw:line>
          <draw:line draw:style-name="gr2" draw:text-style-name="P1" draw:layer="AC_Zones" svg:x1="54.826cm" svg:y1="50.888cm" svg:x2="54.826cm" svg:y2="50.169cm">
            <text:p/>
          </draw:line>
          <draw:line draw:style-name="gr2" draw:text-style-name="P1" draw:layer="AC_Zones" svg:x1="54.826cm" svg:y1="50.888cm" svg:x2="54.604cm" svg:y2="50.888cm">
            <text:p/>
          </draw:line>
          <draw:line draw:style-name="gr2" draw:text-style-name="P1" draw:layer="AC_Zones" svg:x1="48.834cm" svg:y1="50.888cm" svg:x2="49.888cm" svg:y2="50.888cm">
            <text:p/>
          </draw:line>
          <draw:line draw:style-name="gr2" draw:text-style-name="P1" draw:layer="AC_Zones" svg:x1="49.888cm" svg:y1="50.169cm" svg:x2="49.888cm" svg:y2="50.888cm">
            <text:p/>
          </draw:line>
          <draw:line draw:style-name="gr2" draw:text-style-name="P1" draw:layer="AC_Zones" svg:x1="54.993cm" svg:y1="48.134cm" svg:x2="54.993cm" svg:y2="50.17cm">
            <text:p/>
          </draw:line>
          <draw:line draw:style-name="gr2" draw:text-style-name="P1" draw:layer="AC_Zones" svg:x1="55.658cm" svg:y1="48.134cm" svg:x2="55.658cm" svg:y2="49.092cm">
            <text:p/>
          </draw:line>
          <draw:line draw:style-name="gr2" draw:text-style-name="P1" draw:layer="AC_Zones" svg:x1="55.659cm" svg:y1="49.092cm" svg:x2="54.993cm" svg:y2="49.092cm">
            <text:p/>
          </draw:line>
          <draw:line draw:style-name="gr2" draw:text-style-name="P1" draw:layer="AC_Zones" svg:x1="56.989cm" svg:y1="48.732cm" svg:x2="56.601cm" svg:y2="48.732cm">
            <text:p/>
          </draw:line>
          <draw:line draw:style-name="gr2" draw:text-style-name="P1" draw:layer="AC_Zones" svg:x1="56.989cm" svg:y1="49.69cm" svg:x2="56.601cm" svg:y2="49.69cm">
            <text:p/>
          </draw:line>
          <draw:line draw:style-name="gr2" draw:text-style-name="P1" draw:layer="AC_Zones" svg:x1="56.989cm" svg:y1="50.169cm" svg:x2="56.601cm" svg:y2="50.169cm">
            <text:p/>
          </draw:line>
          <draw:line draw:style-name="gr2" draw:text-style-name="P1" draw:layer="AC_Zones" svg:x1="61.761cm" svg:y1="51.427cm" svg:x2="56.99cm" svg:y2="51.427cm">
            <text:p/>
          </draw:line>
          <draw:line draw:style-name="gr2" draw:text-style-name="P1" draw:layer="AC_Zones" svg:x1="59.431cm" svg:y1="53.403cm" svg:x2="59.431cm" svg:y2="51.427cm">
            <text:p/>
          </draw:line>
          <draw:line draw:style-name="gr2" draw:text-style-name="P1" draw:layer="AC_Zones" svg:x1="60.652cm" svg:y1="53.403cm" svg:x2="60.652cm" svg:y2="51.427cm">
            <text:p/>
          </draw:line>
          <draw:line draw:style-name="gr2" draw:text-style-name="P1" draw:layer="AC_Zones" svg:x1="61.761cm" svg:y1="53.403cm" svg:x2="61.761cm" svg:y2="48.1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5T10:23:35.765000000</dc:date>
    <meta:editing-duration>PT10H7M56S</meta:editing-duration>
    <meta:editing-cycles>181</meta:editing-cycles>
    <meta:generator>LibreOffice/5.2.3.3$Windows_x86 LibreOffice_project/d54a8868f08a7b39642414cf2c8ef2f228f780cf</meta:generator>
    <meta:document-statistic meta:object-count="580"/>
  </office:meta>
</office:document-meta>
</file>